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9cm"/>
    </style:style>
    <style:style style:name="co2" style:family="table-column">
      <style:table-column-properties fo:break-before="auto" style:column-width="3.695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3.39cm"/>
    </style:style>
    <style:style style:name="co5" style:family="table-column">
      <style:table-column-properties fo:break-before="auto" style:column-width="2.806cm"/>
    </style:style>
    <style:style style:name="co6" style:family="table-column">
      <style:table-column-properties fo:break-before="auto" style:column-width="3.889cm"/>
    </style:style>
    <style:style style:name="co7" style:family="table-column">
      <style:table-column-properties fo:break-before="auto" style:column-width="3.667cm"/>
    </style:style>
    <style:style style:name="co8" style:family="table-column">
      <style:table-column-properties fo:break-before="auto" style:column-width="3.168cm"/>
    </style:style>
    <style:style style:name="co9" style:family="table-column">
      <style:table-column-properties fo:break-before="auto" style:column-width="3.528cm"/>
    </style:style>
    <style:style style:name="co10" style:family="table-column">
      <style:table-column-properties fo:break-before="auto" style:column-width="3.75cm"/>
    </style:style>
    <style:style style:name="co11" style:family="table-column">
      <style:table-column-properties fo:break-before="auto" style:column-width="3.612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418cm"/>
    </style:style>
    <style:style style:name="co14" style:family="table-column">
      <style:table-column-properties fo:break-before="auto" style:column-width="7.269cm"/>
    </style:style>
    <style:style style:name="co15" style:family="table-column">
      <style:table-column-properties fo:break-before="auto" style:column-width="2.39cm"/>
    </style:style>
    <style:style style:name="co16" style:family="table-column">
      <style:table-column-properties fo:break-before="auto" style:column-width="2.9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PageStyle_5f_Arkusz2">
      <style:table-properties table:display="true" style:writing-mode="lr-tb"/>
    </style:style>
    <style:style style:name="ce1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row table:style-name="ro1">
          <table:table-cell office:value-type="string">
            <text:p>P_NAME</text:p>
          </table:table-cell>
          <table:table-cell office:value-type="string">
            <text:p>P_DESCRIPTION</text:p>
          </table:table-cell>
          <table:table-cell office:value-type="string">
            <text:p>P_FOR_ROLE</text:p>
          </table:table-cell>
          <table:table-cell office:value-type="string">
            <text:p>P_FROM_STATUS</text:p>
          </table:table-cell>
          <table:table-cell office:value-type="string">
            <text:p>P_TO_STATUS</text:p>
          </table:table-cell>
          <table:table-cell office:value-type="string">
            <text:p>P_READY_TO_PRINT</text:p>
          </table:table-cell>
          <table:table-cell office:value-type="string">
            <text:p>P_FOR_ACCEPTOR</text:p>
          </table:table-cell>
          <table:table-cell office:value-type="string">
            <text:p>P_FOR_AUTHOR</text:p>
          </table:table-cell>
          <table:table-cell office:value-type="string">
            <text:p>P_FOR_MANAGER</text:p>
          </table:table-cell>
          <table:table-cell office:value-type="string">
            <text:p>P_PICK_ACCEPTOR</text:p>
          </table:table-cell>
          <table:table-cell office:value-type="string">
            <text:p>P_PICK_MANAGER</text:p>
          </table:table-cell>
          <table:table-cell table:number-columns-repeated="2"/>
          <table:table-cell office:value-type="string">
            <text:p>DDL</text:p>
          </table:table-cell>
        </table:table-row>
        <table:table-row table:style-name="ro2">
          <table:table-cell office:value-type="string">
            <text:p>Kompletuj</text:p>
          </table:table-cell>
          <table:table-cell office:value-type="string">
            <text:p>Kompletacja artykułu</text:p>
          </table:table-cell>
          <table:table-cell office:value-type="string">
            <text:p>AUTHOR</text:p>
          </table:table-cell>
          <table:table-cell office:value-type="string">
            <text:p>NEW</text:p>
          </table:table-cell>
          <table:table-cell office:value-type="string">
            <text:p>CPL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table:formula="of:=&quot;exec ROUTING_UTIL.insert_rule(&quot;&amp;[.$A$1]&amp;&quot;=&gt;'&quot;&amp;[.A2]&amp;&quot;',&quot;&amp;[.$B$1]&amp;&quot;=&gt;'&quot;&amp;[.B2]&amp;&quot;',&quot;&amp;[.$C$1]&amp;&quot;=&gt;'&quot;&amp;[.C2]&amp;&quot;',&quot;&amp;[.$D$1]&amp;&quot;=&gt;'&quot;&amp;[.D2]&amp;&quot;',&quot;&amp;[.$E$1]&amp;&quot;=&gt;'&quot;&amp;[.E2]&amp;&quot;',&quot;&amp;[.$F$1]&amp;&quot;=&gt;'&quot;&amp;[.F2]&amp;&quot;',&quot;&amp;[.$G$1]&amp;&quot;=&gt;'&quot;&amp;[.G2]&amp;&quot;',&quot;&amp;[.$H$1]&amp;&quot;=&gt;'&quot;&amp;[.H2]&amp;&quot;',&quot;&amp;[.$I$1]&amp;&quot;=&gt;'&quot;&amp;[.I2]&amp;&quot;',&quot;&amp;[.$J$1]&amp;&quot;=&gt;'&quot;&amp;[.J2]&amp;&quot;,&quot;&amp;[.$K$1]&amp;&quot;=&gt;'&quot;&amp;[.K2]&amp;&quot;');&quot;" office:value-type="string" office:string-value="exec ROUTING_UTIL.insert_rule(P_NAME=&gt;'Kompletuj',P_DESCRIPTION=&gt;'Kompletacja artykułu',P_FOR_ROLE=&gt;'AUTHOR',P_FROM_STATUS=&gt;'NEW',P_TO_STATUS=&gt;'CPL',P_READY_TO_PRINT=&gt;'',P_FOR_ACCEPTOR=&gt;'',P_FOR_AUTHOR=&gt;'x',P_FOR_MANAGER=&gt;'',P_PICK_ACCEPTOR=&gt;'x,P_PICK_MANAGER=&gt;'x');">
            <text:p>exec ROUTING_UTIL.insert_rule(P_NAME=&gt;'Kompletuj',P_DESCRIPTION=&gt;'Kompletacja artykułu',P_FOR_ROLE=&gt;'AUTHOR',P_FROM_STATUS=&gt;'NEW',P_TO_STATUS=&gt;'CPL',P_READY_TO_PRINT=&gt;'',P_FOR_ACCEPTOR=&gt;'',P_FOR_AUTHOR=&gt;'x',P_FOR_MANAGER=&gt;'',P_PICK_ACCEPTOR=&gt;'x,P_PICK_MANAGER=&gt;'x');</text:p>
          </table:table-cell>
        </table:table-row>
        <table:table-row table:style-name="ro2">
          <table:table-cell office:value-type="string">
            <text:p>Cofnij</text:p>
          </table:table-cell>
          <table:table-cell office:value-type="string">
            <text:p>Cofnięcie artykyłu</text:p>
          </table:table-cell>
          <table:table-cell office:value-type="string">
            <text:p>AUTHOR</text:p>
          </table:table-cell>
          <table:table-cell office:value-type="string">
            <text:p>CPL</text:p>
          </table:table-cell>
          <table:table-cell office:value-type="string">
            <text:p>RE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&quot;exec ROUTING_UTIL.insert_rule(&quot;&amp;[.$A$1]&amp;&quot;=&gt;'&quot;&amp;[.A3]&amp;&quot;',&quot;&amp;[.$B$1]&amp;&quot;=&gt;'&quot;&amp;[.B3]&amp;&quot;',&quot;&amp;[.$C$1]&amp;&quot;=&gt;'&quot;&amp;[.C3]&amp;&quot;',&quot;&amp;[.$D$1]&amp;&quot;=&gt;'&quot;&amp;[.D3]&amp;&quot;',&quot;&amp;[.$E$1]&amp;&quot;=&gt;'&quot;&amp;[.E3]&amp;&quot;',&quot;&amp;[.$F$1]&amp;&quot;=&gt;'&quot;&amp;[.F3]&amp;&quot;',&quot;&amp;[.$G$1]&amp;&quot;=&gt;'&quot;&amp;[.G3]&amp;&quot;',&quot;&amp;[.$H$1]&amp;&quot;=&gt;'&quot;&amp;[.H3]&amp;&quot;',&quot;&amp;[.$I$1]&amp;&quot;=&gt;'&quot;&amp;[.I3]&amp;&quot;',&quot;&amp;[.$J$1]&amp;&quot;=&gt;'&quot;&amp;[.J3]&amp;&quot;,&quot;&amp;[.$K$1]&amp;&quot;=&gt;'&quot;&amp;[.K3]&amp;&quot;');&quot;" office:value-type="string" office:string-value="exec ROUTING_UTIL.insert_rule(P_NAME=&gt;'Cofnij',P_DESCRIPTION=&gt;'Cofnięcie artykyłu',P_FOR_ROLE=&gt;'AUTHOR',P_FROM_STATUS=&gt;'CPL',P_TO_STATUS=&gt;'RET',P_READY_TO_PRINT=&gt;'',P_FOR_ACCEPTOR=&gt;'',P_FOR_AUTHOR=&gt;'x',P_FOR_MANAGER=&gt;'',P_PICK_ACCEPTOR=&gt;',P_PICK_MANAGER=&gt;'');">
            <text:p>exec ROUTING_UTIL.insert_rule(P_NAME=&gt;'Cofnij',P_DESCRIPTION=&gt;'Cofnięcie artykyłu',P_FOR_ROLE=&gt;'AUTHOR',P_FROM_STATUS=&gt;'CPL',P_TO_STATUS=&gt;'RET',P_READY_TO_PRINT=&gt;'',P_FOR_ACCEPTOR=&gt;'',P_FOR_AUTHOR=&gt;'x',P_FOR_MANAGER=&gt;'',P_PICK_ACCEPTOR=&gt;',P_PICK_MANAGER=&gt;'');</text:p>
          </table:table-cell>
        </table:table-row>
        <table:table-row table:style-name="ro2">
          <table:table-cell office:value-type="string">
            <text:p>Kompletuj</text:p>
          </table:table-cell>
          <table:table-cell office:value-type="string">
            <text:p>Kompletacja artykułu</text:p>
          </table:table-cell>
          <table:table-cell office:value-type="string">
            <text:p>AUTHOR</text:p>
          </table:table-cell>
          <table:table-cell office:value-type="string">
            <text:p>RET</text:p>
          </table:table-cell>
          <table:table-cell office:value-type="string">
            <text:p>CP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formula="of:=&quot;exec ROUTING_UTIL.insert_rule(&quot;&amp;[.$A$1]&amp;&quot;=&gt;'&quot;&amp;[.A4]&amp;&quot;',&quot;&amp;[.$B$1]&amp;&quot;=&gt;'&quot;&amp;[.B4]&amp;&quot;',&quot;&amp;[.$C$1]&amp;&quot;=&gt;'&quot;&amp;[.C4]&amp;&quot;',&quot;&amp;[.$D$1]&amp;&quot;=&gt;'&quot;&amp;[.D4]&amp;&quot;',&quot;&amp;[.$E$1]&amp;&quot;=&gt;'&quot;&amp;[.E4]&amp;&quot;',&quot;&amp;[.$F$1]&amp;&quot;=&gt;'&quot;&amp;[.F4]&amp;&quot;',&quot;&amp;[.$G$1]&amp;&quot;=&gt;'&quot;&amp;[.G4]&amp;&quot;',&quot;&amp;[.$H$1]&amp;&quot;=&gt;'&quot;&amp;[.H4]&amp;&quot;',&quot;&amp;[.$I$1]&amp;&quot;=&gt;'&quot;&amp;[.I4]&amp;&quot;',&quot;&amp;[.$J$1]&amp;&quot;=&gt;'&quot;&amp;[.J4]&amp;&quot;,&quot;&amp;[.$K$1]&amp;&quot;=&gt;'&quot;&amp;[.K4]&amp;&quot;');&quot;" office:value-type="string" office:string-value="exec ROUTING_UTIL.insert_rule(P_NAME=&gt;'Kompletuj',P_DESCRIPTION=&gt;'Kompletacja artykułu',P_FOR_ROLE=&gt;'AUTHOR',P_FROM_STATUS=&gt;'RET',P_TO_STATUS=&gt;'CPL',P_READY_TO_PRINT=&gt;'',P_FOR_ACCEPTOR=&gt;'',P_FOR_AUTHOR=&gt;'x',P_FOR_MANAGER=&gt;'',P_PICK_ACCEPTOR=&gt;',P_PICK_MANAGER=&gt;'x');">
            <text:p>exec ROUTING_UTIL.insert_rule(P_NAME=&gt;'Kompletuj',P_DESCRIPTION=&gt;'Kompletacja artykułu',P_FOR_ROLE=&gt;'AUTHOR',P_FROM_STATUS=&gt;'RET',P_TO_STATUS=&gt;'CPL',P_READY_TO_PRINT=&gt;'',P_FOR_ACCEPTOR=&gt;'',P_FOR_AUTHOR=&gt;'x',P_FOR_MANAGER=&gt;'',P_PICK_ACCEPTOR=&gt;',P_PICK_MANAGER=&gt;'x');</text:p>
          </table:table-cell>
        </table:table-row>
      </table:table>
      <table:table table:name="Arkusz2" table:style-name="ta4" table:print="false">
        <office:forms form:automatic-focus="false" form:apply-design-mode="false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2" table:number-columns-repeated="6" table:default-cell-style-name="Default"/>
        <table:table-row table:style-name="ro1">
          <table:table-cell office:value-type="string">
            <text:p>DICTIONARY_NAME</text:p>
          </table:table-cell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>ATTRIBUTE1</text:p>
          </table:table-cell>
          <table:table-cell office:value-type="string">
            <text:p>ATTRIBUTE2</text:p>
          </table:table-cell>
          <table:table-cell office:value-type="string">
            <text:p>ATTRIBUTE3</text:p>
          </table:table-cell>
          <table:table-cell office:value-type="string">
            <text:p>ATTRIBUTE4</text:p>
          </table:table-cell>
          <table:table-cell office:value-type="string">
            <text:p>NUM_ATTR1</text:p>
          </table:table-cell>
          <table:table-cell office:value-type="string">
            <text:p>NUM_ATTR2</text:p>
          </table:table-cell>
          <table:table-cell office:value-type="string">
            <text:p>PARENT_CODE</text:p>
          </table:table-cell>
          <table:table-cell table:number-columns-repeated="5"/>
          <table:table-cell office:value-type="string">
            <text:p>SQL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NEW</text:p>
          </table:table-cell>
          <table:table-cell office:value-type="string">
            <text:p>Zarejestrowany</text:p>
          </table:table-cell>
          <table:table-cell office:value-type="string">
            <text:p>INITIAL</text:p>
          </table:table-cell>
          <table:table-cell office:value-type="string">
            <text:p>DELETE</text:p>
          </table:table-cell>
          <table:table-cell table:number-columns-repeated="5"/>
          <table:table-cell table:number-columns-repeated="5"/>
          <table:table-cell table:formula="of:=IF([.A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]&lt;&gt;&quot;&quot;;&quot;'&quot;&amp;[.A2]&amp;&quot;'&quot;;&quot;null&quot;)&amp;&quot;,&quot;&amp;IF([.B2]&lt;&gt;&quot;&quot;;&quot;'&quot;&amp;[.B2]&amp;&quot;'&quot;;&quot;null&quot;)&amp;&quot;,&quot;&amp;IF([.C2]&lt;&gt;&quot;&quot;;&quot;'&quot;&amp;[.C2]&amp;&quot;'&quot;;&quot;null&quot;)&amp;&quot;,&quot;&amp;IF([.D2]&lt;&gt;&quot;&quot;;&quot;'&quot;&amp;[.D2]&amp;&quot;'&quot;;&quot;null&quot;)&amp;&quot;,&quot;&amp;IF([.E2]&lt;&gt;&quot;&quot;;&quot;'&quot;&amp;[.E2]&amp;&quot;'&quot;;&quot;null&quot;)&amp;&quot;,&quot;&amp;IF([.F2]&lt;&gt;&quot;&quot;;&quot;'&quot;&amp;[.F2]&amp;&quot;'&quot;;&quot;null&quot;)&amp;&quot;,&quot;&amp;IF([.G2]&lt;&gt;&quot;&quot;;&quot;'&quot;&amp;[.G2]&amp;&quot;'&quot;;&quot;null&quot;)&amp;&quot;,&quot;&amp;IF([.H2]&lt;&gt;&quot;&quot;;[.H2];&quot;null&quot;)&amp;&quot;,&quot;&amp;IF([.I2]&lt;&gt;&quot;&quot;;[.I2];&quot;null&quot;)&amp;&quot;,&quot;&amp;IF([.J2]&lt;&gt;&quot;&quot;;&quot;'&quot;&amp;[.J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NEW','Zarejestrowany','INITIAL','DELETE',null,null,null,null,null);">
            <text:p>insert into DICTIONARIES(DICT_ID, DICTIONARY_NAME,CODE,DESCRIPTION,ATTRIBUTE1,ATTRIBUTE2,ATTRIBUTE3,ATTRIBUTE4,NUM_ATTR1,NUM_ATTR2,PARENT_CODE) values (DICTIONARY_SEQ.nextval, 'ARTICLE_STATUS','NEW','Zarejestrowany','INITIAL','DELETE'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CPL</text:p>
          </table:table-cell>
          <table:table-cell office:value-type="string">
            <text:p>Kompletny</text:p>
          </table:table-cell>
          <table:table-cell table:number-columns-repeated="7"/>
          <table:table-cell table:number-columns-repeated="5"/>
          <table:table-cell table:formula="of:=IF([.A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]&lt;&gt;&quot;&quot;;&quot;'&quot;&amp;[.A3]&amp;&quot;'&quot;;&quot;null&quot;)&amp;&quot;,&quot;&amp;IF([.B3]&lt;&gt;&quot;&quot;;&quot;'&quot;&amp;[.B3]&amp;&quot;'&quot;;&quot;null&quot;)&amp;&quot;,&quot;&amp;IF([.C3]&lt;&gt;&quot;&quot;;&quot;'&quot;&amp;[.C3]&amp;&quot;'&quot;;&quot;null&quot;)&amp;&quot;,&quot;&amp;IF([.D3]&lt;&gt;&quot;&quot;;&quot;'&quot;&amp;[.D3]&amp;&quot;'&quot;;&quot;null&quot;)&amp;&quot;,&quot;&amp;IF([.E3]&lt;&gt;&quot;&quot;;&quot;'&quot;&amp;[.E3]&amp;&quot;'&quot;;&quot;null&quot;)&amp;&quot;,&quot;&amp;IF([.F3]&lt;&gt;&quot;&quot;;&quot;'&quot;&amp;[.F3]&amp;&quot;'&quot;;&quot;null&quot;)&amp;&quot;,&quot;&amp;IF([.G3]&lt;&gt;&quot;&quot;;&quot;'&quot;&amp;[.G3]&amp;&quot;'&quot;;&quot;null&quot;)&amp;&quot;,&quot;&amp;IF([.H3]&lt;&gt;&quot;&quot;;[.H3];&quot;null&quot;)&amp;&quot;,&quot;&amp;IF([.I3]&lt;&gt;&quot;&quot;;[.I3];&quot;null&quot;)&amp;&quot;,&quot;&amp;IF([.J3]&lt;&gt;&quot;&quot;;&quot;'&quot;&amp;[.J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CPL','Kompletny',null,null,null,null,null,null,null);">
            <text:p>insert into DICTIONARIES(DICT_ID, DICTIONARY_NAME,CODE,DESCRIPTION,ATTRIBUTE1,ATTRIBUTE2,ATTRIBUTE3,ATTRIBUTE4,NUM_ATTR1,NUM_ATTR2,PARENT_CODE) values (DICTIONARY_SEQ.nextval, 'ARTICLE_STATUS','CPL','Kompletn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RET</text:p>
          </table:table-cell>
          <table:table-cell office:value-type="string">
            <text:p>Cofnięty</text:p>
          </table:table-cell>
          <table:table-cell table:number-columns-repeated="7"/>
          <table:table-cell table:number-columns-repeated="5"/>
          <table:table-cell table:formula="of:=IF([.A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]&lt;&gt;&quot;&quot;;&quot;'&quot;&amp;[.A4]&amp;&quot;'&quot;;&quot;null&quot;)&amp;&quot;,&quot;&amp;IF([.B4]&lt;&gt;&quot;&quot;;&quot;'&quot;&amp;[.B4]&amp;&quot;'&quot;;&quot;null&quot;)&amp;&quot;,&quot;&amp;IF([.C4]&lt;&gt;&quot;&quot;;&quot;'&quot;&amp;[.C4]&amp;&quot;'&quot;;&quot;null&quot;)&amp;&quot;,&quot;&amp;IF([.D4]&lt;&gt;&quot;&quot;;&quot;'&quot;&amp;[.D4]&amp;&quot;'&quot;;&quot;null&quot;)&amp;&quot;,&quot;&amp;IF([.E4]&lt;&gt;&quot;&quot;;&quot;'&quot;&amp;[.E4]&amp;&quot;'&quot;;&quot;null&quot;)&amp;&quot;,&quot;&amp;IF([.F4]&lt;&gt;&quot;&quot;;&quot;'&quot;&amp;[.F4]&amp;&quot;'&quot;;&quot;null&quot;)&amp;&quot;,&quot;&amp;IF([.G4]&lt;&gt;&quot;&quot;;&quot;'&quot;&amp;[.G4]&amp;&quot;'&quot;;&quot;null&quot;)&amp;&quot;,&quot;&amp;IF([.H4]&lt;&gt;&quot;&quot;;[.H4];&quot;null&quot;)&amp;&quot;,&quot;&amp;IF([.I4]&lt;&gt;&quot;&quot;;[.I4];&quot;null&quot;)&amp;&quot;,&quot;&amp;IF([.J4]&lt;&gt;&quot;&quot;;&quot;'&quot;&amp;[.J4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T','Cofnięty',null,null,null,null,null,null,null);">
            <text:p>insert into DICTIONARIES(DICT_ID, DICTIONARY_NAME,CODE,DESCRIPTION,ATTRIBUTE1,ATTRIBUTE2,ATTRIBUTE3,ATTRIBUTE4,NUM_ATTR1,NUM_ATTR2,PARENT_CODE) values (DICTIONARY_SEQ.nextval, 'ARTICLE_STATUS','RET','Cofnięt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REJ</text:p>
          </table:table-cell>
          <table:table-cell office:value-type="string">
            <text:p>Odrzucony</text:p>
          </table:table-cell>
          <table:table-cell/>
          <table:table-cell office:value-type="string">
            <text:p>DELETE</text:p>
          </table:table-cell>
          <table:table-cell table:number-columns-repeated="5"/>
          <table:table-cell table:number-columns-repeated="5"/>
          <table:table-cell table:formula="of:=IF([.A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]&lt;&gt;&quot;&quot;;&quot;'&quot;&amp;[.A5]&amp;&quot;'&quot;;&quot;null&quot;)&amp;&quot;,&quot;&amp;IF([.B5]&lt;&gt;&quot;&quot;;&quot;'&quot;&amp;[.B5]&amp;&quot;'&quot;;&quot;null&quot;)&amp;&quot;,&quot;&amp;IF([.C5]&lt;&gt;&quot;&quot;;&quot;'&quot;&amp;[.C5]&amp;&quot;'&quot;;&quot;null&quot;)&amp;&quot;,&quot;&amp;IF([.D5]&lt;&gt;&quot;&quot;;&quot;'&quot;&amp;[.D5]&amp;&quot;'&quot;;&quot;null&quot;)&amp;&quot;,&quot;&amp;IF([.E5]&lt;&gt;&quot;&quot;;&quot;'&quot;&amp;[.E5]&amp;&quot;'&quot;;&quot;null&quot;)&amp;&quot;,&quot;&amp;IF([.F5]&lt;&gt;&quot;&quot;;&quot;'&quot;&amp;[.F5]&amp;&quot;'&quot;;&quot;null&quot;)&amp;&quot;,&quot;&amp;IF([.G5]&lt;&gt;&quot;&quot;;&quot;'&quot;&amp;[.G5]&amp;&quot;'&quot;;&quot;null&quot;)&amp;&quot;,&quot;&amp;IF([.H5]&lt;&gt;&quot;&quot;;[.H5];&quot;null&quot;)&amp;&quot;,&quot;&amp;IF([.I5]&lt;&gt;&quot;&quot;;[.I5];&quot;null&quot;)&amp;&quot;,&quot;&amp;IF([.J5]&lt;&gt;&quot;&quot;;&quot;'&quot;&amp;[.J5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J','Odrzucony',null,'DELETE',null,null,null,null,null);">
            <text:p>insert into DICTIONARIES(DICT_ID, DICTIONARY_NAME,CODE,DESCRIPTION,ATTRIBUTE1,ATTRIBUTE2,ATTRIBUTE3,ATTRIBUTE4,NUM_ATTR1,NUM_ATTR2,PARENT_CODE) values (DICTIONARY_SEQ.nextval, 'ARTICLE_STATUS','REJ','Odrzucony',null,'DELETE',null,null,null,null,null);</text:p>
          </table:table-cell>
        </table:table-row>
        <table:table-row table:style-name="ro1">
          <table:table-cell office:value-type="string">
            <text:p>SYSTEM_PARAM</text:p>
          </table:table-cell>
          <table:table-cell office:value-type="string">
            <text:p>ARTICLE_DIR</text:p>
          </table:table-cell>
          <table:table-cell office:value-type="string">
            <text:p>Ścieżka zapisu artykułów</text:p>
          </table:table-cell>
          <table:table-cell/>
          <table:table-cell table:style-name="ce1" office:value-type="string">
            <text:p>C:/Programy/</text:p>
          </table:table-cell>
          <table:table-cell table:number-columns-repeated="5"/>
          <table:table-cell table:number-columns-repeated="5"/>
          <table:table-cell table:formula="of:=IF([.A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]&lt;&gt;&quot;&quot;;&quot;'&quot;&amp;[.A6]&amp;&quot;'&quot;;&quot;null&quot;)&amp;&quot;,&quot;&amp;IF([.B6]&lt;&gt;&quot;&quot;;&quot;'&quot;&amp;[.B6]&amp;&quot;'&quot;;&quot;null&quot;)&amp;&quot;,&quot;&amp;IF([.C6]&lt;&gt;&quot;&quot;;&quot;'&quot;&amp;[.C6]&amp;&quot;'&quot;;&quot;null&quot;)&amp;&quot;,&quot;&amp;IF([.D6]&lt;&gt;&quot;&quot;;&quot;'&quot;&amp;[.D6]&amp;&quot;'&quot;;&quot;null&quot;)&amp;&quot;,&quot;&amp;IF([.E6]&lt;&gt;&quot;&quot;;&quot;'&quot;&amp;[.E6]&amp;&quot;'&quot;;&quot;null&quot;)&amp;&quot;,&quot;&amp;IF([.F6]&lt;&gt;&quot;&quot;;&quot;'&quot;&amp;[.F6]&amp;&quot;'&quot;;&quot;null&quot;)&amp;&quot;,&quot;&amp;IF([.G6]&lt;&gt;&quot;&quot;;&quot;'&quot;&amp;[.G6]&amp;&quot;'&quot;;&quot;null&quot;)&amp;&quot;,&quot;&amp;IF([.H6]&lt;&gt;&quot;&quot;;[.H6];&quot;null&quot;)&amp;&quot;,&quot;&amp;IF([.I6]&lt;&gt;&quot;&quot;;[.I6];&quot;null&quot;)&amp;&quot;,&quot;&amp;IF([.J6]&lt;&gt;&quot;&quot;;&quot;'&quot;&amp;[.J6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SYSTEM_PARAM','ARTICLE_DIR','Ścieżka zapisu artykułów',null,'C:/Programy/',null,null,null,null,null);">
            <text:p>insert into DICTIONARIES(DICT_ID, DICTIONARY_NAME,CODE,DESCRIPTION,ATTRIBUTE1,ATTRIBUTE2,ATTRIBUTE3,ATTRIBUTE4,NUM_ATTR1,NUM_ATTR2,PARENT_CODE) values (DICTIONARY_SEQ.nextval, 'SYSTEM_PARAM','ARTICLE_DIR','Ścieżka zapisu artykułów',null,'C:/Programy/',null,null,null,null,null);</text:p>
          </table:table-cell>
        </table:table-row>
        <table:table-row table:style-name="ro1">
          <table:table-cell office:value-type="string">
            <text:p>SYSTEM_PARAM</text:p>
          </table:table-cell>
          <table:table-cell office:value-type="string">
            <text:p>TMP_DIR</text:p>
          </table:table-cell>
          <table:table-cell office:value-type="string">
            <text:p>Ścieżka tymczasowego zapisu artykułów</text:p>
          </table:table-cell>
          <table:table-cell/>
          <table:table-cell table:style-name="ce1" office:value-type="string">
            <text:p>C:/Programy/</text:p>
          </table:table-cell>
          <table:table-cell table:number-columns-repeated="5"/>
          <table:table-cell table:number-columns-repeated="5"/>
          <table:table-cell table:formula="of:=IF([.A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]&lt;&gt;&quot;&quot;;&quot;'&quot;&amp;[.A7]&amp;&quot;'&quot;;&quot;null&quot;)&amp;&quot;,&quot;&amp;IF([.B7]&lt;&gt;&quot;&quot;;&quot;'&quot;&amp;[.B7]&amp;&quot;'&quot;;&quot;null&quot;)&amp;&quot;,&quot;&amp;IF([.C7]&lt;&gt;&quot;&quot;;&quot;'&quot;&amp;[.C7]&amp;&quot;'&quot;;&quot;null&quot;)&amp;&quot;,&quot;&amp;IF([.D7]&lt;&gt;&quot;&quot;;&quot;'&quot;&amp;[.D7]&amp;&quot;'&quot;;&quot;null&quot;)&amp;&quot;,&quot;&amp;IF([.E7]&lt;&gt;&quot;&quot;;&quot;'&quot;&amp;[.E7]&amp;&quot;'&quot;;&quot;null&quot;)&amp;&quot;,&quot;&amp;IF([.F7]&lt;&gt;&quot;&quot;;&quot;'&quot;&amp;[.F7]&amp;&quot;'&quot;;&quot;null&quot;)&amp;&quot;,&quot;&amp;IF([.G7]&lt;&gt;&quot;&quot;;&quot;'&quot;&amp;[.G7]&amp;&quot;'&quot;;&quot;null&quot;)&amp;&quot;,&quot;&amp;IF([.H7]&lt;&gt;&quot;&quot;;[.H7];&quot;null&quot;)&amp;&quot;,&quot;&amp;IF([.I7]&lt;&gt;&quot;&quot;;[.I7];&quot;null&quot;)&amp;&quot;,&quot;&amp;IF([.J7]&lt;&gt;&quot;&quot;;&quot;'&quot;&amp;[.J7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SYSTEM_PARAM','TMP_DIR','Ścieżka tymczasowego zapisu artykułów',null,'C:/Programy/',null,null,null,null,null);">
            <text:p>insert into DICTIONARIES(DICT_ID, DICTIONARY_NAME,CODE,DESCRIPTION,ATTRIBUTE1,ATTRIBUTE2,ATTRIBUTE3,ATTRIBUTE4,NUM_ATTR1,NUM_ATTR2,PARENT_CODE) values (DICTIONARY_SEQ.nextval, 'SYSTEM_PARAM','TMP_DIR','Ścieżka tymczasowego zapisu artykułów',null,'C:/Programy/',null,null,null,null,null);</text:p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]&lt;&gt;&quot;&quot;;&quot;'&quot;&amp;[.A8]&amp;&quot;'&quot;;&quot;null&quot;)&amp;&quot;,&quot;&amp;IF([.B8]&lt;&gt;&quot;&quot;;&quot;'&quot;&amp;[.B8]&amp;&quot;'&quot;;&quot;null&quot;)&amp;&quot;,&quot;&amp;IF([.C8]&lt;&gt;&quot;&quot;;&quot;'&quot;&amp;[.C8]&amp;&quot;'&quot;;&quot;null&quot;)&amp;&quot;,&quot;&amp;IF([.D8]&lt;&gt;&quot;&quot;;&quot;'&quot;&amp;[.D8]&amp;&quot;'&quot;;&quot;null&quot;)&amp;&quot;,&quot;&amp;IF([.E8]&lt;&gt;&quot;&quot;;&quot;'&quot;&amp;[.E8]&amp;&quot;'&quot;;&quot;null&quot;)&amp;&quot;,&quot;&amp;IF([.F8]&lt;&gt;&quot;&quot;;&quot;'&quot;&amp;[.F8]&amp;&quot;'&quot;;&quot;null&quot;)&amp;&quot;,&quot;&amp;IF([.G8]&lt;&gt;&quot;&quot;;&quot;'&quot;&amp;[.G8]&amp;&quot;'&quot;;&quot;null&quot;)&amp;&quot;,&quot;&amp;IF([.H8]&lt;&gt;&quot;&quot;;[.H8];&quot;null&quot;)&amp;&quot;,&quot;&amp;IF([.I8]&lt;&gt;&quot;&quot;;[.I8];&quot;null&quot;)&amp;&quot;,&quot;&amp;IF([.J8]&lt;&gt;&quot;&quot;;&quot;'&quot;&amp;[.J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9]&lt;&gt;&quot;&quot;;&quot;'&quot;&amp;[.A9]&amp;&quot;'&quot;;&quot;null&quot;)&amp;&quot;,&quot;&amp;IF([.B9]&lt;&gt;&quot;&quot;;&quot;'&quot;&amp;[.B9]&amp;&quot;'&quot;;&quot;null&quot;)&amp;&quot;,&quot;&amp;IF([.C9]&lt;&gt;&quot;&quot;;&quot;'&quot;&amp;[.C9]&amp;&quot;'&quot;;&quot;null&quot;)&amp;&quot;,&quot;&amp;IF([.D9]&lt;&gt;&quot;&quot;;&quot;'&quot;&amp;[.D9]&amp;&quot;'&quot;;&quot;null&quot;)&amp;&quot;,&quot;&amp;IF([.E9]&lt;&gt;&quot;&quot;;&quot;'&quot;&amp;[.E9]&amp;&quot;'&quot;;&quot;null&quot;)&amp;&quot;,&quot;&amp;IF([.F9]&lt;&gt;&quot;&quot;;&quot;'&quot;&amp;[.F9]&amp;&quot;'&quot;;&quot;null&quot;)&amp;&quot;,&quot;&amp;IF([.G9]&lt;&gt;&quot;&quot;;&quot;'&quot;&amp;[.G9]&amp;&quot;'&quot;;&quot;null&quot;)&amp;&quot;,&quot;&amp;IF([.H9]&lt;&gt;&quot;&quot;;[.H9];&quot;null&quot;)&amp;&quot;,&quot;&amp;IF([.I9]&lt;&gt;&quot;&quot;;[.I9];&quot;null&quot;)&amp;&quot;,&quot;&amp;IF([.J9]&lt;&gt;&quot;&quot;;&quot;'&quot;&amp;[.J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0]&lt;&gt;&quot;&quot;;&quot;'&quot;&amp;[.A10]&amp;&quot;'&quot;;&quot;null&quot;)&amp;&quot;,&quot;&amp;IF([.B10]&lt;&gt;&quot;&quot;;&quot;'&quot;&amp;[.B10]&amp;&quot;'&quot;;&quot;null&quot;)&amp;&quot;,&quot;&amp;IF([.C10]&lt;&gt;&quot;&quot;;&quot;'&quot;&amp;[.C10]&amp;&quot;'&quot;;&quot;null&quot;)&amp;&quot;,&quot;&amp;IF([.D10]&lt;&gt;&quot;&quot;;&quot;'&quot;&amp;[.D10]&amp;&quot;'&quot;;&quot;null&quot;)&amp;&quot;,&quot;&amp;IF([.E10]&lt;&gt;&quot;&quot;;&quot;'&quot;&amp;[.E10]&amp;&quot;'&quot;;&quot;null&quot;)&amp;&quot;,&quot;&amp;IF([.F10]&lt;&gt;&quot;&quot;;&quot;'&quot;&amp;[.F10]&amp;&quot;'&quot;;&quot;null&quot;)&amp;&quot;,&quot;&amp;IF([.G10]&lt;&gt;&quot;&quot;;&quot;'&quot;&amp;[.G10]&amp;&quot;'&quot;;&quot;null&quot;)&amp;&quot;,&quot;&amp;IF([.H10]&lt;&gt;&quot;&quot;;[.H10];&quot;null&quot;)&amp;&quot;,&quot;&amp;IF([.I10]&lt;&gt;&quot;&quot;;[.I10];&quot;null&quot;)&amp;&quot;,&quot;&amp;IF([.J10]&lt;&gt;&quot;&quot;;&quot;'&quot;&amp;[.J1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1]&lt;&gt;&quot;&quot;;&quot;'&quot;&amp;[.A11]&amp;&quot;'&quot;;&quot;null&quot;)&amp;&quot;,&quot;&amp;IF([.B11]&lt;&gt;&quot;&quot;;&quot;'&quot;&amp;[.B11]&amp;&quot;'&quot;;&quot;null&quot;)&amp;&quot;,&quot;&amp;IF([.C11]&lt;&gt;&quot;&quot;;&quot;'&quot;&amp;[.C11]&amp;&quot;'&quot;;&quot;null&quot;)&amp;&quot;,&quot;&amp;IF([.D11]&lt;&gt;&quot;&quot;;&quot;'&quot;&amp;[.D11]&amp;&quot;'&quot;;&quot;null&quot;)&amp;&quot;,&quot;&amp;IF([.E11]&lt;&gt;&quot;&quot;;&quot;'&quot;&amp;[.E11]&amp;&quot;'&quot;;&quot;null&quot;)&amp;&quot;,&quot;&amp;IF([.F11]&lt;&gt;&quot;&quot;;&quot;'&quot;&amp;[.F11]&amp;&quot;'&quot;;&quot;null&quot;)&amp;&quot;,&quot;&amp;IF([.G11]&lt;&gt;&quot;&quot;;&quot;'&quot;&amp;[.G11]&amp;&quot;'&quot;;&quot;null&quot;)&amp;&quot;,&quot;&amp;IF([.H11]&lt;&gt;&quot;&quot;;[.H11];&quot;null&quot;)&amp;&quot;,&quot;&amp;IF([.I11]&lt;&gt;&quot;&quot;;[.I11];&quot;null&quot;)&amp;&quot;,&quot;&amp;IF([.J11]&lt;&gt;&quot;&quot;;&quot;'&quot;&amp;[.J1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2]&lt;&gt;&quot;&quot;;&quot;'&quot;&amp;[.A12]&amp;&quot;'&quot;;&quot;null&quot;)&amp;&quot;,&quot;&amp;IF([.B12]&lt;&gt;&quot;&quot;;&quot;'&quot;&amp;[.B12]&amp;&quot;'&quot;;&quot;null&quot;)&amp;&quot;,&quot;&amp;IF([.C12]&lt;&gt;&quot;&quot;;&quot;'&quot;&amp;[.C12]&amp;&quot;'&quot;;&quot;null&quot;)&amp;&quot;,&quot;&amp;IF([.D12]&lt;&gt;&quot;&quot;;&quot;'&quot;&amp;[.D12]&amp;&quot;'&quot;;&quot;null&quot;)&amp;&quot;,&quot;&amp;IF([.E12]&lt;&gt;&quot;&quot;;&quot;'&quot;&amp;[.E12]&amp;&quot;'&quot;;&quot;null&quot;)&amp;&quot;,&quot;&amp;IF([.F12]&lt;&gt;&quot;&quot;;&quot;'&quot;&amp;[.F12]&amp;&quot;'&quot;;&quot;null&quot;)&amp;&quot;,&quot;&amp;IF([.G12]&lt;&gt;&quot;&quot;;&quot;'&quot;&amp;[.G12]&amp;&quot;'&quot;;&quot;null&quot;)&amp;&quot;,&quot;&amp;IF([.H12]&lt;&gt;&quot;&quot;;[.H12];&quot;null&quot;)&amp;&quot;,&quot;&amp;IF([.I12]&lt;&gt;&quot;&quot;;[.I12];&quot;null&quot;)&amp;&quot;,&quot;&amp;IF([.J12]&lt;&gt;&quot;&quot;;&quot;'&quot;&amp;[.J1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3]&lt;&gt;&quot;&quot;;&quot;'&quot;&amp;[.A13]&amp;&quot;'&quot;;&quot;null&quot;)&amp;&quot;,&quot;&amp;IF([.B13]&lt;&gt;&quot;&quot;;&quot;'&quot;&amp;[.B13]&amp;&quot;'&quot;;&quot;null&quot;)&amp;&quot;,&quot;&amp;IF([.C13]&lt;&gt;&quot;&quot;;&quot;'&quot;&amp;[.C13]&amp;&quot;'&quot;;&quot;null&quot;)&amp;&quot;,&quot;&amp;IF([.D13]&lt;&gt;&quot;&quot;;&quot;'&quot;&amp;[.D13]&amp;&quot;'&quot;;&quot;null&quot;)&amp;&quot;,&quot;&amp;IF([.E13]&lt;&gt;&quot;&quot;;&quot;'&quot;&amp;[.E13]&amp;&quot;'&quot;;&quot;null&quot;)&amp;&quot;,&quot;&amp;IF([.F13]&lt;&gt;&quot;&quot;;&quot;'&quot;&amp;[.F13]&amp;&quot;'&quot;;&quot;null&quot;)&amp;&quot;,&quot;&amp;IF([.G13]&lt;&gt;&quot;&quot;;&quot;'&quot;&amp;[.G13]&amp;&quot;'&quot;;&quot;null&quot;)&amp;&quot;,&quot;&amp;IF([.H13]&lt;&gt;&quot;&quot;;[.H13];&quot;null&quot;)&amp;&quot;,&quot;&amp;IF([.I13]&lt;&gt;&quot;&quot;;[.I13];&quot;null&quot;)&amp;&quot;,&quot;&amp;IF([.J13]&lt;&gt;&quot;&quot;;&quot;'&quot;&amp;[.J1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4]&lt;&gt;&quot;&quot;;&quot;'&quot;&amp;[.A14]&amp;&quot;'&quot;;&quot;null&quot;)&amp;&quot;,&quot;&amp;IF([.B14]&lt;&gt;&quot;&quot;;&quot;'&quot;&amp;[.B14]&amp;&quot;'&quot;;&quot;null&quot;)&amp;&quot;,&quot;&amp;IF([.C14]&lt;&gt;&quot;&quot;;&quot;'&quot;&amp;[.C14]&amp;&quot;'&quot;;&quot;null&quot;)&amp;&quot;,&quot;&amp;IF([.D14]&lt;&gt;&quot;&quot;;&quot;'&quot;&amp;[.D14]&amp;&quot;'&quot;;&quot;null&quot;)&amp;&quot;,&quot;&amp;IF([.E14]&lt;&gt;&quot;&quot;;&quot;'&quot;&amp;[.E14]&amp;&quot;'&quot;;&quot;null&quot;)&amp;&quot;,&quot;&amp;IF([.F14]&lt;&gt;&quot;&quot;;&quot;'&quot;&amp;[.F14]&amp;&quot;'&quot;;&quot;null&quot;)&amp;&quot;,&quot;&amp;IF([.G14]&lt;&gt;&quot;&quot;;&quot;'&quot;&amp;[.G14]&amp;&quot;'&quot;;&quot;null&quot;)&amp;&quot;,&quot;&amp;IF([.H14]&lt;&gt;&quot;&quot;;[.H14];&quot;null&quot;)&amp;&quot;,&quot;&amp;IF([.I14]&lt;&gt;&quot;&quot;;[.I14];&quot;null&quot;)&amp;&quot;,&quot;&amp;IF([.J14]&lt;&gt;&quot;&quot;;&quot;'&quot;&amp;[.J1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5]&lt;&gt;&quot;&quot;;&quot;'&quot;&amp;[.A15]&amp;&quot;'&quot;;&quot;null&quot;)&amp;&quot;,&quot;&amp;IF([.B15]&lt;&gt;&quot;&quot;;&quot;'&quot;&amp;[.B15]&amp;&quot;'&quot;;&quot;null&quot;)&amp;&quot;,&quot;&amp;IF([.C15]&lt;&gt;&quot;&quot;;&quot;'&quot;&amp;[.C15]&amp;&quot;'&quot;;&quot;null&quot;)&amp;&quot;,&quot;&amp;IF([.D15]&lt;&gt;&quot;&quot;;&quot;'&quot;&amp;[.D15]&amp;&quot;'&quot;;&quot;null&quot;)&amp;&quot;,&quot;&amp;IF([.E15]&lt;&gt;&quot;&quot;;&quot;'&quot;&amp;[.E15]&amp;&quot;'&quot;;&quot;null&quot;)&amp;&quot;,&quot;&amp;IF([.F15]&lt;&gt;&quot;&quot;;&quot;'&quot;&amp;[.F15]&amp;&quot;'&quot;;&quot;null&quot;)&amp;&quot;,&quot;&amp;IF([.G15]&lt;&gt;&quot;&quot;;&quot;'&quot;&amp;[.G15]&amp;&quot;'&quot;;&quot;null&quot;)&amp;&quot;,&quot;&amp;IF([.H15]&lt;&gt;&quot;&quot;;[.H15];&quot;null&quot;)&amp;&quot;,&quot;&amp;IF([.I15]&lt;&gt;&quot;&quot;;[.I15];&quot;null&quot;)&amp;&quot;,&quot;&amp;IF([.J15]&lt;&gt;&quot;&quot;;&quot;'&quot;&amp;[.J1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6]&lt;&gt;&quot;&quot;;&quot;'&quot;&amp;[.A16]&amp;&quot;'&quot;;&quot;null&quot;)&amp;&quot;,&quot;&amp;IF([.B16]&lt;&gt;&quot;&quot;;&quot;'&quot;&amp;[.B16]&amp;&quot;'&quot;;&quot;null&quot;)&amp;&quot;,&quot;&amp;IF([.C16]&lt;&gt;&quot;&quot;;&quot;'&quot;&amp;[.C16]&amp;&quot;'&quot;;&quot;null&quot;)&amp;&quot;,&quot;&amp;IF([.D16]&lt;&gt;&quot;&quot;;&quot;'&quot;&amp;[.D16]&amp;&quot;'&quot;;&quot;null&quot;)&amp;&quot;,&quot;&amp;IF([.E16]&lt;&gt;&quot;&quot;;&quot;'&quot;&amp;[.E16]&amp;&quot;'&quot;;&quot;null&quot;)&amp;&quot;,&quot;&amp;IF([.F16]&lt;&gt;&quot;&quot;;&quot;'&quot;&amp;[.F16]&amp;&quot;'&quot;;&quot;null&quot;)&amp;&quot;,&quot;&amp;IF([.G16]&lt;&gt;&quot;&quot;;&quot;'&quot;&amp;[.G16]&amp;&quot;'&quot;;&quot;null&quot;)&amp;&quot;,&quot;&amp;IF([.H16]&lt;&gt;&quot;&quot;;[.H16];&quot;null&quot;)&amp;&quot;,&quot;&amp;IF([.I16]&lt;&gt;&quot;&quot;;[.I16];&quot;null&quot;)&amp;&quot;,&quot;&amp;IF([.J16]&lt;&gt;&quot;&quot;;&quot;'&quot;&amp;[.J1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7]&lt;&gt;&quot;&quot;;&quot;'&quot;&amp;[.A17]&amp;&quot;'&quot;;&quot;null&quot;)&amp;&quot;,&quot;&amp;IF([.B17]&lt;&gt;&quot;&quot;;&quot;'&quot;&amp;[.B17]&amp;&quot;'&quot;;&quot;null&quot;)&amp;&quot;,&quot;&amp;IF([.C17]&lt;&gt;&quot;&quot;;&quot;'&quot;&amp;[.C17]&amp;&quot;'&quot;;&quot;null&quot;)&amp;&quot;,&quot;&amp;IF([.D17]&lt;&gt;&quot;&quot;;&quot;'&quot;&amp;[.D17]&amp;&quot;'&quot;;&quot;null&quot;)&amp;&quot;,&quot;&amp;IF([.E17]&lt;&gt;&quot;&quot;;&quot;'&quot;&amp;[.E17]&amp;&quot;'&quot;;&quot;null&quot;)&amp;&quot;,&quot;&amp;IF([.F17]&lt;&gt;&quot;&quot;;&quot;'&quot;&amp;[.F17]&amp;&quot;'&quot;;&quot;null&quot;)&amp;&quot;,&quot;&amp;IF([.G17]&lt;&gt;&quot;&quot;;&quot;'&quot;&amp;[.G17]&amp;&quot;'&quot;;&quot;null&quot;)&amp;&quot;,&quot;&amp;IF([.H17]&lt;&gt;&quot;&quot;;[.H17];&quot;null&quot;)&amp;&quot;,&quot;&amp;IF([.I17]&lt;&gt;&quot;&quot;;[.I17];&quot;null&quot;)&amp;&quot;,&quot;&amp;IF([.J17]&lt;&gt;&quot;&quot;;&quot;'&quot;&amp;[.J1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8]&lt;&gt;&quot;&quot;;&quot;'&quot;&amp;[.A18]&amp;&quot;'&quot;;&quot;null&quot;)&amp;&quot;,&quot;&amp;IF([.B18]&lt;&gt;&quot;&quot;;&quot;'&quot;&amp;[.B18]&amp;&quot;'&quot;;&quot;null&quot;)&amp;&quot;,&quot;&amp;IF([.C18]&lt;&gt;&quot;&quot;;&quot;'&quot;&amp;[.C18]&amp;&quot;'&quot;;&quot;null&quot;)&amp;&quot;,&quot;&amp;IF([.D18]&lt;&gt;&quot;&quot;;&quot;'&quot;&amp;[.D18]&amp;&quot;'&quot;;&quot;null&quot;)&amp;&quot;,&quot;&amp;IF([.E18]&lt;&gt;&quot;&quot;;&quot;'&quot;&amp;[.E18]&amp;&quot;'&quot;;&quot;null&quot;)&amp;&quot;,&quot;&amp;IF([.F18]&lt;&gt;&quot;&quot;;&quot;'&quot;&amp;[.F18]&amp;&quot;'&quot;;&quot;null&quot;)&amp;&quot;,&quot;&amp;IF([.G18]&lt;&gt;&quot;&quot;;&quot;'&quot;&amp;[.G18]&amp;&quot;'&quot;;&quot;null&quot;)&amp;&quot;,&quot;&amp;IF([.H18]&lt;&gt;&quot;&quot;;[.H18];&quot;null&quot;)&amp;&quot;,&quot;&amp;IF([.I18]&lt;&gt;&quot;&quot;;[.I18];&quot;null&quot;)&amp;&quot;,&quot;&amp;IF([.J18]&lt;&gt;&quot;&quot;;&quot;'&quot;&amp;[.J1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9]&lt;&gt;&quot;&quot;;&quot;'&quot;&amp;[.A19]&amp;&quot;'&quot;;&quot;null&quot;)&amp;&quot;,&quot;&amp;IF([.B19]&lt;&gt;&quot;&quot;;&quot;'&quot;&amp;[.B19]&amp;&quot;'&quot;;&quot;null&quot;)&amp;&quot;,&quot;&amp;IF([.C19]&lt;&gt;&quot;&quot;;&quot;'&quot;&amp;[.C19]&amp;&quot;'&quot;;&quot;null&quot;)&amp;&quot;,&quot;&amp;IF([.D19]&lt;&gt;&quot;&quot;;&quot;'&quot;&amp;[.D19]&amp;&quot;'&quot;;&quot;null&quot;)&amp;&quot;,&quot;&amp;IF([.E19]&lt;&gt;&quot;&quot;;&quot;'&quot;&amp;[.E19]&amp;&quot;'&quot;;&quot;null&quot;)&amp;&quot;,&quot;&amp;IF([.F19]&lt;&gt;&quot;&quot;;&quot;'&quot;&amp;[.F19]&amp;&quot;'&quot;;&quot;null&quot;)&amp;&quot;,&quot;&amp;IF([.G19]&lt;&gt;&quot;&quot;;&quot;'&quot;&amp;[.G19]&amp;&quot;'&quot;;&quot;null&quot;)&amp;&quot;,&quot;&amp;IF([.H19]&lt;&gt;&quot;&quot;;[.H19];&quot;null&quot;)&amp;&quot;,&quot;&amp;IF([.I19]&lt;&gt;&quot;&quot;;[.I19];&quot;null&quot;)&amp;&quot;,&quot;&amp;IF([.J19]&lt;&gt;&quot;&quot;;&quot;'&quot;&amp;[.J1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0]&lt;&gt;&quot;&quot;;&quot;'&quot;&amp;[.A20]&amp;&quot;'&quot;;&quot;null&quot;)&amp;&quot;,&quot;&amp;IF([.B20]&lt;&gt;&quot;&quot;;&quot;'&quot;&amp;[.B20]&amp;&quot;'&quot;;&quot;null&quot;)&amp;&quot;,&quot;&amp;IF([.C20]&lt;&gt;&quot;&quot;;&quot;'&quot;&amp;[.C20]&amp;&quot;'&quot;;&quot;null&quot;)&amp;&quot;,&quot;&amp;IF([.D20]&lt;&gt;&quot;&quot;;&quot;'&quot;&amp;[.D20]&amp;&quot;'&quot;;&quot;null&quot;)&amp;&quot;,&quot;&amp;IF([.E20]&lt;&gt;&quot;&quot;;&quot;'&quot;&amp;[.E20]&amp;&quot;'&quot;;&quot;null&quot;)&amp;&quot;,&quot;&amp;IF([.F20]&lt;&gt;&quot;&quot;;&quot;'&quot;&amp;[.F20]&amp;&quot;'&quot;;&quot;null&quot;)&amp;&quot;,&quot;&amp;IF([.G20]&lt;&gt;&quot;&quot;;&quot;'&quot;&amp;[.G20]&amp;&quot;'&quot;;&quot;null&quot;)&amp;&quot;,&quot;&amp;IF([.H20]&lt;&gt;&quot;&quot;;[.H20];&quot;null&quot;)&amp;&quot;,&quot;&amp;IF([.I20]&lt;&gt;&quot;&quot;;[.I20];&quot;null&quot;)&amp;&quot;,&quot;&amp;IF([.J20]&lt;&gt;&quot;&quot;;&quot;'&quot;&amp;[.J2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1]&lt;&gt;&quot;&quot;;&quot;'&quot;&amp;[.A21]&amp;&quot;'&quot;;&quot;null&quot;)&amp;&quot;,&quot;&amp;IF([.B21]&lt;&gt;&quot;&quot;;&quot;'&quot;&amp;[.B21]&amp;&quot;'&quot;;&quot;null&quot;)&amp;&quot;,&quot;&amp;IF([.C21]&lt;&gt;&quot;&quot;;&quot;'&quot;&amp;[.C21]&amp;&quot;'&quot;;&quot;null&quot;)&amp;&quot;,&quot;&amp;IF([.D21]&lt;&gt;&quot;&quot;;&quot;'&quot;&amp;[.D21]&amp;&quot;'&quot;;&quot;null&quot;)&amp;&quot;,&quot;&amp;IF([.E21]&lt;&gt;&quot;&quot;;&quot;'&quot;&amp;[.E21]&amp;&quot;'&quot;;&quot;null&quot;)&amp;&quot;,&quot;&amp;IF([.F21]&lt;&gt;&quot;&quot;;&quot;'&quot;&amp;[.F21]&amp;&quot;'&quot;;&quot;null&quot;)&amp;&quot;,&quot;&amp;IF([.G21]&lt;&gt;&quot;&quot;;&quot;'&quot;&amp;[.G21]&amp;&quot;'&quot;;&quot;null&quot;)&amp;&quot;,&quot;&amp;IF([.H21]&lt;&gt;&quot;&quot;;[.H21];&quot;null&quot;)&amp;&quot;,&quot;&amp;IF([.I21]&lt;&gt;&quot;&quot;;[.I21];&quot;null&quot;)&amp;&quot;,&quot;&amp;IF([.J21]&lt;&gt;&quot;&quot;;&quot;'&quot;&amp;[.J2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2]&lt;&gt;&quot;&quot;;&quot;'&quot;&amp;[.A22]&amp;&quot;'&quot;;&quot;null&quot;)&amp;&quot;,&quot;&amp;IF([.B22]&lt;&gt;&quot;&quot;;&quot;'&quot;&amp;[.B22]&amp;&quot;'&quot;;&quot;null&quot;)&amp;&quot;,&quot;&amp;IF([.C22]&lt;&gt;&quot;&quot;;&quot;'&quot;&amp;[.C22]&amp;&quot;'&quot;;&quot;null&quot;)&amp;&quot;,&quot;&amp;IF([.D22]&lt;&gt;&quot;&quot;;&quot;'&quot;&amp;[.D22]&amp;&quot;'&quot;;&quot;null&quot;)&amp;&quot;,&quot;&amp;IF([.E22]&lt;&gt;&quot;&quot;;&quot;'&quot;&amp;[.E22]&amp;&quot;'&quot;;&quot;null&quot;)&amp;&quot;,&quot;&amp;IF([.F22]&lt;&gt;&quot;&quot;;&quot;'&quot;&amp;[.F22]&amp;&quot;'&quot;;&quot;null&quot;)&amp;&quot;,&quot;&amp;IF([.G22]&lt;&gt;&quot;&quot;;&quot;'&quot;&amp;[.G22]&amp;&quot;'&quot;;&quot;null&quot;)&amp;&quot;,&quot;&amp;IF([.H22]&lt;&gt;&quot;&quot;;[.H22];&quot;null&quot;)&amp;&quot;,&quot;&amp;IF([.I22]&lt;&gt;&quot;&quot;;[.I22];&quot;null&quot;)&amp;&quot;,&quot;&amp;IF([.J22]&lt;&gt;&quot;&quot;;&quot;'&quot;&amp;[.J2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3]&lt;&gt;&quot;&quot;;&quot;'&quot;&amp;[.A23]&amp;&quot;'&quot;;&quot;null&quot;)&amp;&quot;,&quot;&amp;IF([.B23]&lt;&gt;&quot;&quot;;&quot;'&quot;&amp;[.B23]&amp;&quot;'&quot;;&quot;null&quot;)&amp;&quot;,&quot;&amp;IF([.C23]&lt;&gt;&quot;&quot;;&quot;'&quot;&amp;[.C23]&amp;&quot;'&quot;;&quot;null&quot;)&amp;&quot;,&quot;&amp;IF([.D23]&lt;&gt;&quot;&quot;;&quot;'&quot;&amp;[.D23]&amp;&quot;'&quot;;&quot;null&quot;)&amp;&quot;,&quot;&amp;IF([.E23]&lt;&gt;&quot;&quot;;&quot;'&quot;&amp;[.E23]&amp;&quot;'&quot;;&quot;null&quot;)&amp;&quot;,&quot;&amp;IF([.F23]&lt;&gt;&quot;&quot;;&quot;'&quot;&amp;[.F23]&amp;&quot;'&quot;;&quot;null&quot;)&amp;&quot;,&quot;&amp;IF([.G23]&lt;&gt;&quot;&quot;;&quot;'&quot;&amp;[.G23]&amp;&quot;'&quot;;&quot;null&quot;)&amp;&quot;,&quot;&amp;IF([.H23]&lt;&gt;&quot;&quot;;[.H23];&quot;null&quot;)&amp;&quot;,&quot;&amp;IF([.I23]&lt;&gt;&quot;&quot;;[.I23];&quot;null&quot;)&amp;&quot;,&quot;&amp;IF([.J23]&lt;&gt;&quot;&quot;;&quot;'&quot;&amp;[.J2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4]&lt;&gt;&quot;&quot;;&quot;'&quot;&amp;[.A24]&amp;&quot;'&quot;;&quot;null&quot;)&amp;&quot;,&quot;&amp;IF([.B24]&lt;&gt;&quot;&quot;;&quot;'&quot;&amp;[.B24]&amp;&quot;'&quot;;&quot;null&quot;)&amp;&quot;,&quot;&amp;IF([.C24]&lt;&gt;&quot;&quot;;&quot;'&quot;&amp;[.C24]&amp;&quot;'&quot;;&quot;null&quot;)&amp;&quot;,&quot;&amp;IF([.D24]&lt;&gt;&quot;&quot;;&quot;'&quot;&amp;[.D24]&amp;&quot;'&quot;;&quot;null&quot;)&amp;&quot;,&quot;&amp;IF([.E24]&lt;&gt;&quot;&quot;;&quot;'&quot;&amp;[.E24]&amp;&quot;'&quot;;&quot;null&quot;)&amp;&quot;,&quot;&amp;IF([.F24]&lt;&gt;&quot;&quot;;&quot;'&quot;&amp;[.F24]&amp;&quot;'&quot;;&quot;null&quot;)&amp;&quot;,&quot;&amp;IF([.G24]&lt;&gt;&quot;&quot;;&quot;'&quot;&amp;[.G24]&amp;&quot;'&quot;;&quot;null&quot;)&amp;&quot;,&quot;&amp;IF([.H24]&lt;&gt;&quot;&quot;;[.H24];&quot;null&quot;)&amp;&quot;,&quot;&amp;IF([.I24]&lt;&gt;&quot;&quot;;[.I24];&quot;null&quot;)&amp;&quot;,&quot;&amp;IF([.J24]&lt;&gt;&quot;&quot;;&quot;'&quot;&amp;[.J2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5]&lt;&gt;&quot;&quot;;&quot;'&quot;&amp;[.A25]&amp;&quot;'&quot;;&quot;null&quot;)&amp;&quot;,&quot;&amp;IF([.B25]&lt;&gt;&quot;&quot;;&quot;'&quot;&amp;[.B25]&amp;&quot;'&quot;;&quot;null&quot;)&amp;&quot;,&quot;&amp;IF([.C25]&lt;&gt;&quot;&quot;;&quot;'&quot;&amp;[.C25]&amp;&quot;'&quot;;&quot;null&quot;)&amp;&quot;,&quot;&amp;IF([.D25]&lt;&gt;&quot;&quot;;&quot;'&quot;&amp;[.D25]&amp;&quot;'&quot;;&quot;null&quot;)&amp;&quot;,&quot;&amp;IF([.E25]&lt;&gt;&quot;&quot;;&quot;'&quot;&amp;[.E25]&amp;&quot;'&quot;;&quot;null&quot;)&amp;&quot;,&quot;&amp;IF([.F25]&lt;&gt;&quot;&quot;;&quot;'&quot;&amp;[.F25]&amp;&quot;'&quot;;&quot;null&quot;)&amp;&quot;,&quot;&amp;IF([.G25]&lt;&gt;&quot;&quot;;&quot;'&quot;&amp;[.G25]&amp;&quot;'&quot;;&quot;null&quot;)&amp;&quot;,&quot;&amp;IF([.H25]&lt;&gt;&quot;&quot;;[.H25];&quot;null&quot;)&amp;&quot;,&quot;&amp;IF([.I25]&lt;&gt;&quot;&quot;;[.I25];&quot;null&quot;)&amp;&quot;,&quot;&amp;IF([.J25]&lt;&gt;&quot;&quot;;&quot;'&quot;&amp;[.J2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6]&lt;&gt;&quot;&quot;;&quot;'&quot;&amp;[.A26]&amp;&quot;'&quot;;&quot;null&quot;)&amp;&quot;,&quot;&amp;IF([.B26]&lt;&gt;&quot;&quot;;&quot;'&quot;&amp;[.B26]&amp;&quot;'&quot;;&quot;null&quot;)&amp;&quot;,&quot;&amp;IF([.C26]&lt;&gt;&quot;&quot;;&quot;'&quot;&amp;[.C26]&amp;&quot;'&quot;;&quot;null&quot;)&amp;&quot;,&quot;&amp;IF([.D26]&lt;&gt;&quot;&quot;;&quot;'&quot;&amp;[.D26]&amp;&quot;'&quot;;&quot;null&quot;)&amp;&quot;,&quot;&amp;IF([.E26]&lt;&gt;&quot;&quot;;&quot;'&quot;&amp;[.E26]&amp;&quot;'&quot;;&quot;null&quot;)&amp;&quot;,&quot;&amp;IF([.F26]&lt;&gt;&quot;&quot;;&quot;'&quot;&amp;[.F26]&amp;&quot;'&quot;;&quot;null&quot;)&amp;&quot;,&quot;&amp;IF([.G26]&lt;&gt;&quot;&quot;;&quot;'&quot;&amp;[.G26]&amp;&quot;'&quot;;&quot;null&quot;)&amp;&quot;,&quot;&amp;IF([.H26]&lt;&gt;&quot;&quot;;[.H26];&quot;null&quot;)&amp;&quot;,&quot;&amp;IF([.I26]&lt;&gt;&quot;&quot;;[.I26];&quot;null&quot;)&amp;&quot;,&quot;&amp;IF([.J26]&lt;&gt;&quot;&quot;;&quot;'&quot;&amp;[.J2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7]&lt;&gt;&quot;&quot;;&quot;'&quot;&amp;[.A27]&amp;&quot;'&quot;;&quot;null&quot;)&amp;&quot;,&quot;&amp;IF([.B27]&lt;&gt;&quot;&quot;;&quot;'&quot;&amp;[.B27]&amp;&quot;'&quot;;&quot;null&quot;)&amp;&quot;,&quot;&amp;IF([.C27]&lt;&gt;&quot;&quot;;&quot;'&quot;&amp;[.C27]&amp;&quot;'&quot;;&quot;null&quot;)&amp;&quot;,&quot;&amp;IF([.D27]&lt;&gt;&quot;&quot;;&quot;'&quot;&amp;[.D27]&amp;&quot;'&quot;;&quot;null&quot;)&amp;&quot;,&quot;&amp;IF([.E27]&lt;&gt;&quot;&quot;;&quot;'&quot;&amp;[.E27]&amp;&quot;'&quot;;&quot;null&quot;)&amp;&quot;,&quot;&amp;IF([.F27]&lt;&gt;&quot;&quot;;&quot;'&quot;&amp;[.F27]&amp;&quot;'&quot;;&quot;null&quot;)&amp;&quot;,&quot;&amp;IF([.G27]&lt;&gt;&quot;&quot;;&quot;'&quot;&amp;[.G27]&amp;&quot;'&quot;;&quot;null&quot;)&amp;&quot;,&quot;&amp;IF([.H27]&lt;&gt;&quot;&quot;;[.H27];&quot;null&quot;)&amp;&quot;,&quot;&amp;IF([.I27]&lt;&gt;&quot;&quot;;[.I27];&quot;null&quot;)&amp;&quot;,&quot;&amp;IF([.J27]&lt;&gt;&quot;&quot;;&quot;'&quot;&amp;[.J2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8]&lt;&gt;&quot;&quot;;&quot;'&quot;&amp;[.A28]&amp;&quot;'&quot;;&quot;null&quot;)&amp;&quot;,&quot;&amp;IF([.B28]&lt;&gt;&quot;&quot;;&quot;'&quot;&amp;[.B28]&amp;&quot;'&quot;;&quot;null&quot;)&amp;&quot;,&quot;&amp;IF([.C28]&lt;&gt;&quot;&quot;;&quot;'&quot;&amp;[.C28]&amp;&quot;'&quot;;&quot;null&quot;)&amp;&quot;,&quot;&amp;IF([.D28]&lt;&gt;&quot;&quot;;&quot;'&quot;&amp;[.D28]&amp;&quot;'&quot;;&quot;null&quot;)&amp;&quot;,&quot;&amp;IF([.E28]&lt;&gt;&quot;&quot;;&quot;'&quot;&amp;[.E28]&amp;&quot;'&quot;;&quot;null&quot;)&amp;&quot;,&quot;&amp;IF([.F28]&lt;&gt;&quot;&quot;;&quot;'&quot;&amp;[.F28]&amp;&quot;'&quot;;&quot;null&quot;)&amp;&quot;,&quot;&amp;IF([.G28]&lt;&gt;&quot;&quot;;&quot;'&quot;&amp;[.G28]&amp;&quot;'&quot;;&quot;null&quot;)&amp;&quot;,&quot;&amp;IF([.H28]&lt;&gt;&quot;&quot;;[.H28];&quot;null&quot;)&amp;&quot;,&quot;&amp;IF([.I28]&lt;&gt;&quot;&quot;;[.I28];&quot;null&quot;)&amp;&quot;,&quot;&amp;IF([.J28]&lt;&gt;&quot;&quot;;&quot;'&quot;&amp;[.J2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9]&lt;&gt;&quot;&quot;;&quot;'&quot;&amp;[.A29]&amp;&quot;'&quot;;&quot;null&quot;)&amp;&quot;,&quot;&amp;IF([.B29]&lt;&gt;&quot;&quot;;&quot;'&quot;&amp;[.B29]&amp;&quot;'&quot;;&quot;null&quot;)&amp;&quot;,&quot;&amp;IF([.C29]&lt;&gt;&quot;&quot;;&quot;'&quot;&amp;[.C29]&amp;&quot;'&quot;;&quot;null&quot;)&amp;&quot;,&quot;&amp;IF([.D29]&lt;&gt;&quot;&quot;;&quot;'&quot;&amp;[.D29]&amp;&quot;'&quot;;&quot;null&quot;)&amp;&quot;,&quot;&amp;IF([.E29]&lt;&gt;&quot;&quot;;&quot;'&quot;&amp;[.E29]&amp;&quot;'&quot;;&quot;null&quot;)&amp;&quot;,&quot;&amp;IF([.F29]&lt;&gt;&quot;&quot;;&quot;'&quot;&amp;[.F29]&amp;&quot;'&quot;;&quot;null&quot;)&amp;&quot;,&quot;&amp;IF([.G29]&lt;&gt;&quot;&quot;;&quot;'&quot;&amp;[.G29]&amp;&quot;'&quot;;&quot;null&quot;)&amp;&quot;,&quot;&amp;IF([.H29]&lt;&gt;&quot;&quot;;[.H29];&quot;null&quot;)&amp;&quot;,&quot;&amp;IF([.I29]&lt;&gt;&quot;&quot;;[.I29];&quot;null&quot;)&amp;&quot;,&quot;&amp;IF([.J29]&lt;&gt;&quot;&quot;;&quot;'&quot;&amp;[.J2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0]&lt;&gt;&quot;&quot;;&quot;'&quot;&amp;[.A30]&amp;&quot;'&quot;;&quot;null&quot;)&amp;&quot;,&quot;&amp;IF([.B30]&lt;&gt;&quot;&quot;;&quot;'&quot;&amp;[.B30]&amp;&quot;'&quot;;&quot;null&quot;)&amp;&quot;,&quot;&amp;IF([.C30]&lt;&gt;&quot;&quot;;&quot;'&quot;&amp;[.C30]&amp;&quot;'&quot;;&quot;null&quot;)&amp;&quot;,&quot;&amp;IF([.D30]&lt;&gt;&quot;&quot;;&quot;'&quot;&amp;[.D30]&amp;&quot;'&quot;;&quot;null&quot;)&amp;&quot;,&quot;&amp;IF([.E30]&lt;&gt;&quot;&quot;;&quot;'&quot;&amp;[.E30]&amp;&quot;'&quot;;&quot;null&quot;)&amp;&quot;,&quot;&amp;IF([.F30]&lt;&gt;&quot;&quot;;&quot;'&quot;&amp;[.F30]&amp;&quot;'&quot;;&quot;null&quot;)&amp;&quot;,&quot;&amp;IF([.G30]&lt;&gt;&quot;&quot;;&quot;'&quot;&amp;[.G30]&amp;&quot;'&quot;;&quot;null&quot;)&amp;&quot;,&quot;&amp;IF([.H30]&lt;&gt;&quot;&quot;;[.H30];&quot;null&quot;)&amp;&quot;,&quot;&amp;IF([.I30]&lt;&gt;&quot;&quot;;[.I30];&quot;null&quot;)&amp;&quot;,&quot;&amp;IF([.J30]&lt;&gt;&quot;&quot;;&quot;'&quot;&amp;[.J3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1]&lt;&gt;&quot;&quot;;&quot;'&quot;&amp;[.A31]&amp;&quot;'&quot;;&quot;null&quot;)&amp;&quot;,&quot;&amp;IF([.B31]&lt;&gt;&quot;&quot;;&quot;'&quot;&amp;[.B31]&amp;&quot;'&quot;;&quot;null&quot;)&amp;&quot;,&quot;&amp;IF([.C31]&lt;&gt;&quot;&quot;;&quot;'&quot;&amp;[.C31]&amp;&quot;'&quot;;&quot;null&quot;)&amp;&quot;,&quot;&amp;IF([.D31]&lt;&gt;&quot;&quot;;&quot;'&quot;&amp;[.D31]&amp;&quot;'&quot;;&quot;null&quot;)&amp;&quot;,&quot;&amp;IF([.E31]&lt;&gt;&quot;&quot;;&quot;'&quot;&amp;[.E31]&amp;&quot;'&quot;;&quot;null&quot;)&amp;&quot;,&quot;&amp;IF([.F31]&lt;&gt;&quot;&quot;;&quot;'&quot;&amp;[.F31]&amp;&quot;'&quot;;&quot;null&quot;)&amp;&quot;,&quot;&amp;IF([.G31]&lt;&gt;&quot;&quot;;&quot;'&quot;&amp;[.G31]&amp;&quot;'&quot;;&quot;null&quot;)&amp;&quot;,&quot;&amp;IF([.H31]&lt;&gt;&quot;&quot;;[.H31];&quot;null&quot;)&amp;&quot;,&quot;&amp;IF([.I31]&lt;&gt;&quot;&quot;;[.I31];&quot;null&quot;)&amp;&quot;,&quot;&amp;IF([.J31]&lt;&gt;&quot;&quot;;&quot;'&quot;&amp;[.J3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2]&lt;&gt;&quot;&quot;;&quot;'&quot;&amp;[.A32]&amp;&quot;'&quot;;&quot;null&quot;)&amp;&quot;,&quot;&amp;IF([.B32]&lt;&gt;&quot;&quot;;&quot;'&quot;&amp;[.B32]&amp;&quot;'&quot;;&quot;null&quot;)&amp;&quot;,&quot;&amp;IF([.C32]&lt;&gt;&quot;&quot;;&quot;'&quot;&amp;[.C32]&amp;&quot;'&quot;;&quot;null&quot;)&amp;&quot;,&quot;&amp;IF([.D32]&lt;&gt;&quot;&quot;;&quot;'&quot;&amp;[.D32]&amp;&quot;'&quot;;&quot;null&quot;)&amp;&quot;,&quot;&amp;IF([.E32]&lt;&gt;&quot;&quot;;&quot;'&quot;&amp;[.E32]&amp;&quot;'&quot;;&quot;null&quot;)&amp;&quot;,&quot;&amp;IF([.F32]&lt;&gt;&quot;&quot;;&quot;'&quot;&amp;[.F32]&amp;&quot;'&quot;;&quot;null&quot;)&amp;&quot;,&quot;&amp;IF([.G32]&lt;&gt;&quot;&quot;;&quot;'&quot;&amp;[.G32]&amp;&quot;'&quot;;&quot;null&quot;)&amp;&quot;,&quot;&amp;IF([.H32]&lt;&gt;&quot;&quot;;[.H32];&quot;null&quot;)&amp;&quot;,&quot;&amp;IF([.I32]&lt;&gt;&quot;&quot;;[.I32];&quot;null&quot;)&amp;&quot;,&quot;&amp;IF([.J32]&lt;&gt;&quot;&quot;;&quot;'&quot;&amp;[.J3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3]&lt;&gt;&quot;&quot;;&quot;'&quot;&amp;[.A33]&amp;&quot;'&quot;;&quot;null&quot;)&amp;&quot;,&quot;&amp;IF([.B33]&lt;&gt;&quot;&quot;;&quot;'&quot;&amp;[.B33]&amp;&quot;'&quot;;&quot;null&quot;)&amp;&quot;,&quot;&amp;IF([.C33]&lt;&gt;&quot;&quot;;&quot;'&quot;&amp;[.C33]&amp;&quot;'&quot;;&quot;null&quot;)&amp;&quot;,&quot;&amp;IF([.D33]&lt;&gt;&quot;&quot;;&quot;'&quot;&amp;[.D33]&amp;&quot;'&quot;;&quot;null&quot;)&amp;&quot;,&quot;&amp;IF([.E33]&lt;&gt;&quot;&quot;;&quot;'&quot;&amp;[.E33]&amp;&quot;'&quot;;&quot;null&quot;)&amp;&quot;,&quot;&amp;IF([.F33]&lt;&gt;&quot;&quot;;&quot;'&quot;&amp;[.F33]&amp;&quot;'&quot;;&quot;null&quot;)&amp;&quot;,&quot;&amp;IF([.G33]&lt;&gt;&quot;&quot;;&quot;'&quot;&amp;[.G33]&amp;&quot;'&quot;;&quot;null&quot;)&amp;&quot;,&quot;&amp;IF([.H33]&lt;&gt;&quot;&quot;;[.H33];&quot;null&quot;)&amp;&quot;,&quot;&amp;IF([.I33]&lt;&gt;&quot;&quot;;[.I33];&quot;null&quot;)&amp;&quot;,&quot;&amp;IF([.J33]&lt;&gt;&quot;&quot;;&quot;'&quot;&amp;[.J3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4]&lt;&gt;&quot;&quot;;&quot;'&quot;&amp;[.A34]&amp;&quot;'&quot;;&quot;null&quot;)&amp;&quot;,&quot;&amp;IF([.B34]&lt;&gt;&quot;&quot;;&quot;'&quot;&amp;[.B34]&amp;&quot;'&quot;;&quot;null&quot;)&amp;&quot;,&quot;&amp;IF([.C34]&lt;&gt;&quot;&quot;;&quot;'&quot;&amp;[.C34]&amp;&quot;'&quot;;&quot;null&quot;)&amp;&quot;,&quot;&amp;IF([.D34]&lt;&gt;&quot;&quot;;&quot;'&quot;&amp;[.D34]&amp;&quot;'&quot;;&quot;null&quot;)&amp;&quot;,&quot;&amp;IF([.E34]&lt;&gt;&quot;&quot;;&quot;'&quot;&amp;[.E34]&amp;&quot;'&quot;;&quot;null&quot;)&amp;&quot;,&quot;&amp;IF([.F34]&lt;&gt;&quot;&quot;;&quot;'&quot;&amp;[.F34]&amp;&quot;'&quot;;&quot;null&quot;)&amp;&quot;,&quot;&amp;IF([.G34]&lt;&gt;&quot;&quot;;&quot;'&quot;&amp;[.G34]&amp;&quot;'&quot;;&quot;null&quot;)&amp;&quot;,&quot;&amp;IF([.H34]&lt;&gt;&quot;&quot;;[.H34];&quot;null&quot;)&amp;&quot;,&quot;&amp;IF([.I34]&lt;&gt;&quot;&quot;;[.I34];&quot;null&quot;)&amp;&quot;,&quot;&amp;IF([.J34]&lt;&gt;&quot;&quot;;&quot;'&quot;&amp;[.J3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5]&lt;&gt;&quot;&quot;;&quot;'&quot;&amp;[.A35]&amp;&quot;'&quot;;&quot;null&quot;)&amp;&quot;,&quot;&amp;IF([.B35]&lt;&gt;&quot;&quot;;&quot;'&quot;&amp;[.B35]&amp;&quot;'&quot;;&quot;null&quot;)&amp;&quot;,&quot;&amp;IF([.C35]&lt;&gt;&quot;&quot;;&quot;'&quot;&amp;[.C35]&amp;&quot;'&quot;;&quot;null&quot;)&amp;&quot;,&quot;&amp;IF([.D35]&lt;&gt;&quot;&quot;;&quot;'&quot;&amp;[.D35]&amp;&quot;'&quot;;&quot;null&quot;)&amp;&quot;,&quot;&amp;IF([.E35]&lt;&gt;&quot;&quot;;&quot;'&quot;&amp;[.E35]&amp;&quot;'&quot;;&quot;null&quot;)&amp;&quot;,&quot;&amp;IF([.F35]&lt;&gt;&quot;&quot;;&quot;'&quot;&amp;[.F35]&amp;&quot;'&quot;;&quot;null&quot;)&amp;&quot;,&quot;&amp;IF([.G35]&lt;&gt;&quot;&quot;;&quot;'&quot;&amp;[.G35]&amp;&quot;'&quot;;&quot;null&quot;)&amp;&quot;,&quot;&amp;IF([.H35]&lt;&gt;&quot;&quot;;[.H35];&quot;null&quot;)&amp;&quot;,&quot;&amp;IF([.I35]&lt;&gt;&quot;&quot;;[.I35];&quot;null&quot;)&amp;&quot;,&quot;&amp;IF([.J35]&lt;&gt;&quot;&quot;;&quot;'&quot;&amp;[.J3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6]&lt;&gt;&quot;&quot;;&quot;'&quot;&amp;[.A36]&amp;&quot;'&quot;;&quot;null&quot;)&amp;&quot;,&quot;&amp;IF([.B36]&lt;&gt;&quot;&quot;;&quot;'&quot;&amp;[.B36]&amp;&quot;'&quot;;&quot;null&quot;)&amp;&quot;,&quot;&amp;IF([.C36]&lt;&gt;&quot;&quot;;&quot;'&quot;&amp;[.C36]&amp;&quot;'&quot;;&quot;null&quot;)&amp;&quot;,&quot;&amp;IF([.D36]&lt;&gt;&quot;&quot;;&quot;'&quot;&amp;[.D36]&amp;&quot;'&quot;;&quot;null&quot;)&amp;&quot;,&quot;&amp;IF([.E36]&lt;&gt;&quot;&quot;;&quot;'&quot;&amp;[.E36]&amp;&quot;'&quot;;&quot;null&quot;)&amp;&quot;,&quot;&amp;IF([.F36]&lt;&gt;&quot;&quot;;&quot;'&quot;&amp;[.F36]&amp;&quot;'&quot;;&quot;null&quot;)&amp;&quot;,&quot;&amp;IF([.G36]&lt;&gt;&quot;&quot;;&quot;'&quot;&amp;[.G36]&amp;&quot;'&quot;;&quot;null&quot;)&amp;&quot;,&quot;&amp;IF([.H36]&lt;&gt;&quot;&quot;;[.H36];&quot;null&quot;)&amp;&quot;,&quot;&amp;IF([.I36]&lt;&gt;&quot;&quot;;[.I36];&quot;null&quot;)&amp;&quot;,&quot;&amp;IF([.J36]&lt;&gt;&quot;&quot;;&quot;'&quot;&amp;[.J3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7]&lt;&gt;&quot;&quot;;&quot;'&quot;&amp;[.A37]&amp;&quot;'&quot;;&quot;null&quot;)&amp;&quot;,&quot;&amp;IF([.B37]&lt;&gt;&quot;&quot;;&quot;'&quot;&amp;[.B37]&amp;&quot;'&quot;;&quot;null&quot;)&amp;&quot;,&quot;&amp;IF([.C37]&lt;&gt;&quot;&quot;;&quot;'&quot;&amp;[.C37]&amp;&quot;'&quot;;&quot;null&quot;)&amp;&quot;,&quot;&amp;IF([.D37]&lt;&gt;&quot;&quot;;&quot;'&quot;&amp;[.D37]&amp;&quot;'&quot;;&quot;null&quot;)&amp;&quot;,&quot;&amp;IF([.E37]&lt;&gt;&quot;&quot;;&quot;'&quot;&amp;[.E37]&amp;&quot;'&quot;;&quot;null&quot;)&amp;&quot;,&quot;&amp;IF([.F37]&lt;&gt;&quot;&quot;;&quot;'&quot;&amp;[.F37]&amp;&quot;'&quot;;&quot;null&quot;)&amp;&quot;,&quot;&amp;IF([.G37]&lt;&gt;&quot;&quot;;&quot;'&quot;&amp;[.G37]&amp;&quot;'&quot;;&quot;null&quot;)&amp;&quot;,&quot;&amp;IF([.H37]&lt;&gt;&quot;&quot;;[.H37];&quot;null&quot;)&amp;&quot;,&quot;&amp;IF([.I37]&lt;&gt;&quot;&quot;;[.I37];&quot;null&quot;)&amp;&quot;,&quot;&amp;IF([.J37]&lt;&gt;&quot;&quot;;&quot;'&quot;&amp;[.J3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8]&lt;&gt;&quot;&quot;;&quot;'&quot;&amp;[.A38]&amp;&quot;'&quot;;&quot;null&quot;)&amp;&quot;,&quot;&amp;IF([.B38]&lt;&gt;&quot;&quot;;&quot;'&quot;&amp;[.B38]&amp;&quot;'&quot;;&quot;null&quot;)&amp;&quot;,&quot;&amp;IF([.C38]&lt;&gt;&quot;&quot;;&quot;'&quot;&amp;[.C38]&amp;&quot;'&quot;;&quot;null&quot;)&amp;&quot;,&quot;&amp;IF([.D38]&lt;&gt;&quot;&quot;;&quot;'&quot;&amp;[.D38]&amp;&quot;'&quot;;&quot;null&quot;)&amp;&quot;,&quot;&amp;IF([.E38]&lt;&gt;&quot;&quot;;&quot;'&quot;&amp;[.E38]&amp;&quot;'&quot;;&quot;null&quot;)&amp;&quot;,&quot;&amp;IF([.F38]&lt;&gt;&quot;&quot;;&quot;'&quot;&amp;[.F38]&amp;&quot;'&quot;;&quot;null&quot;)&amp;&quot;,&quot;&amp;IF([.G38]&lt;&gt;&quot;&quot;;&quot;'&quot;&amp;[.G38]&amp;&quot;'&quot;;&quot;null&quot;)&amp;&quot;,&quot;&amp;IF([.H38]&lt;&gt;&quot;&quot;;[.H38];&quot;null&quot;)&amp;&quot;,&quot;&amp;IF([.I38]&lt;&gt;&quot;&quot;;[.I38];&quot;null&quot;)&amp;&quot;,&quot;&amp;IF([.J38]&lt;&gt;&quot;&quot;;&quot;'&quot;&amp;[.J3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9]&lt;&gt;&quot;&quot;;&quot;'&quot;&amp;[.A39]&amp;&quot;'&quot;;&quot;null&quot;)&amp;&quot;,&quot;&amp;IF([.B39]&lt;&gt;&quot;&quot;;&quot;'&quot;&amp;[.B39]&amp;&quot;'&quot;;&quot;null&quot;)&amp;&quot;,&quot;&amp;IF([.C39]&lt;&gt;&quot;&quot;;&quot;'&quot;&amp;[.C39]&amp;&quot;'&quot;;&quot;null&quot;)&amp;&quot;,&quot;&amp;IF([.D39]&lt;&gt;&quot;&quot;;&quot;'&quot;&amp;[.D39]&amp;&quot;'&quot;;&quot;null&quot;)&amp;&quot;,&quot;&amp;IF([.E39]&lt;&gt;&quot;&quot;;&quot;'&quot;&amp;[.E39]&amp;&quot;'&quot;;&quot;null&quot;)&amp;&quot;,&quot;&amp;IF([.F39]&lt;&gt;&quot;&quot;;&quot;'&quot;&amp;[.F39]&amp;&quot;'&quot;;&quot;null&quot;)&amp;&quot;,&quot;&amp;IF([.G39]&lt;&gt;&quot;&quot;;&quot;'&quot;&amp;[.G39]&amp;&quot;'&quot;;&quot;null&quot;)&amp;&quot;,&quot;&amp;IF([.H39]&lt;&gt;&quot;&quot;;[.H39];&quot;null&quot;)&amp;&quot;,&quot;&amp;IF([.I39]&lt;&gt;&quot;&quot;;[.I39];&quot;null&quot;)&amp;&quot;,&quot;&amp;IF([.J39]&lt;&gt;&quot;&quot;;&quot;'&quot;&amp;[.J3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0]&lt;&gt;&quot;&quot;;&quot;'&quot;&amp;[.A40]&amp;&quot;'&quot;;&quot;null&quot;)&amp;&quot;,&quot;&amp;IF([.B40]&lt;&gt;&quot;&quot;;&quot;'&quot;&amp;[.B40]&amp;&quot;'&quot;;&quot;null&quot;)&amp;&quot;,&quot;&amp;IF([.C40]&lt;&gt;&quot;&quot;;&quot;'&quot;&amp;[.C40]&amp;&quot;'&quot;;&quot;null&quot;)&amp;&quot;,&quot;&amp;IF([.D40]&lt;&gt;&quot;&quot;;&quot;'&quot;&amp;[.D40]&amp;&quot;'&quot;;&quot;null&quot;)&amp;&quot;,&quot;&amp;IF([.E40]&lt;&gt;&quot;&quot;;&quot;'&quot;&amp;[.E40]&amp;&quot;'&quot;;&quot;null&quot;)&amp;&quot;,&quot;&amp;IF([.F40]&lt;&gt;&quot;&quot;;&quot;'&quot;&amp;[.F40]&amp;&quot;'&quot;;&quot;null&quot;)&amp;&quot;,&quot;&amp;IF([.G40]&lt;&gt;&quot;&quot;;&quot;'&quot;&amp;[.G40]&amp;&quot;'&quot;;&quot;null&quot;)&amp;&quot;,&quot;&amp;IF([.H40]&lt;&gt;&quot;&quot;;[.H40];&quot;null&quot;)&amp;&quot;,&quot;&amp;IF([.I40]&lt;&gt;&quot;&quot;;[.I40];&quot;null&quot;)&amp;&quot;,&quot;&amp;IF([.J40]&lt;&gt;&quot;&quot;;&quot;'&quot;&amp;[.J4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1]&lt;&gt;&quot;&quot;;&quot;'&quot;&amp;[.A41]&amp;&quot;'&quot;;&quot;null&quot;)&amp;&quot;,&quot;&amp;IF([.B41]&lt;&gt;&quot;&quot;;&quot;'&quot;&amp;[.B41]&amp;&quot;'&quot;;&quot;null&quot;)&amp;&quot;,&quot;&amp;IF([.C41]&lt;&gt;&quot;&quot;;&quot;'&quot;&amp;[.C41]&amp;&quot;'&quot;;&quot;null&quot;)&amp;&quot;,&quot;&amp;IF([.D41]&lt;&gt;&quot;&quot;;&quot;'&quot;&amp;[.D41]&amp;&quot;'&quot;;&quot;null&quot;)&amp;&quot;,&quot;&amp;IF([.E41]&lt;&gt;&quot;&quot;;&quot;'&quot;&amp;[.E41]&amp;&quot;'&quot;;&quot;null&quot;)&amp;&quot;,&quot;&amp;IF([.F41]&lt;&gt;&quot;&quot;;&quot;'&quot;&amp;[.F41]&amp;&quot;'&quot;;&quot;null&quot;)&amp;&quot;,&quot;&amp;IF([.G41]&lt;&gt;&quot;&quot;;&quot;'&quot;&amp;[.G41]&amp;&quot;'&quot;;&quot;null&quot;)&amp;&quot;,&quot;&amp;IF([.H41]&lt;&gt;&quot;&quot;;[.H41];&quot;null&quot;)&amp;&quot;,&quot;&amp;IF([.I41]&lt;&gt;&quot;&quot;;[.I41];&quot;null&quot;)&amp;&quot;,&quot;&amp;IF([.J41]&lt;&gt;&quot;&quot;;&quot;'&quot;&amp;[.J4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2]&lt;&gt;&quot;&quot;;&quot;'&quot;&amp;[.A42]&amp;&quot;'&quot;;&quot;null&quot;)&amp;&quot;,&quot;&amp;IF([.B42]&lt;&gt;&quot;&quot;;&quot;'&quot;&amp;[.B42]&amp;&quot;'&quot;;&quot;null&quot;)&amp;&quot;,&quot;&amp;IF([.C42]&lt;&gt;&quot;&quot;;&quot;'&quot;&amp;[.C42]&amp;&quot;'&quot;;&quot;null&quot;)&amp;&quot;,&quot;&amp;IF([.D42]&lt;&gt;&quot;&quot;;&quot;'&quot;&amp;[.D42]&amp;&quot;'&quot;;&quot;null&quot;)&amp;&quot;,&quot;&amp;IF([.E42]&lt;&gt;&quot;&quot;;&quot;'&quot;&amp;[.E42]&amp;&quot;'&quot;;&quot;null&quot;)&amp;&quot;,&quot;&amp;IF([.F42]&lt;&gt;&quot;&quot;;&quot;'&quot;&amp;[.F42]&amp;&quot;'&quot;;&quot;null&quot;)&amp;&quot;,&quot;&amp;IF([.G42]&lt;&gt;&quot;&quot;;&quot;'&quot;&amp;[.G42]&amp;&quot;'&quot;;&quot;null&quot;)&amp;&quot;,&quot;&amp;IF([.H42]&lt;&gt;&quot;&quot;;[.H42];&quot;null&quot;)&amp;&quot;,&quot;&amp;IF([.I42]&lt;&gt;&quot;&quot;;[.I42];&quot;null&quot;)&amp;&quot;,&quot;&amp;IF([.J42]&lt;&gt;&quot;&quot;;&quot;'&quot;&amp;[.J4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3]&lt;&gt;&quot;&quot;;&quot;'&quot;&amp;[.A43]&amp;&quot;'&quot;;&quot;null&quot;)&amp;&quot;,&quot;&amp;IF([.B43]&lt;&gt;&quot;&quot;;&quot;'&quot;&amp;[.B43]&amp;&quot;'&quot;;&quot;null&quot;)&amp;&quot;,&quot;&amp;IF([.C43]&lt;&gt;&quot;&quot;;&quot;'&quot;&amp;[.C43]&amp;&quot;'&quot;;&quot;null&quot;)&amp;&quot;,&quot;&amp;IF([.D43]&lt;&gt;&quot;&quot;;&quot;'&quot;&amp;[.D43]&amp;&quot;'&quot;;&quot;null&quot;)&amp;&quot;,&quot;&amp;IF([.E43]&lt;&gt;&quot;&quot;;&quot;'&quot;&amp;[.E43]&amp;&quot;'&quot;;&quot;null&quot;)&amp;&quot;,&quot;&amp;IF([.F43]&lt;&gt;&quot;&quot;;&quot;'&quot;&amp;[.F43]&amp;&quot;'&quot;;&quot;null&quot;)&amp;&quot;,&quot;&amp;IF([.G43]&lt;&gt;&quot;&quot;;&quot;'&quot;&amp;[.G43]&amp;&quot;'&quot;;&quot;null&quot;)&amp;&quot;,&quot;&amp;IF([.H43]&lt;&gt;&quot;&quot;;[.H43];&quot;null&quot;)&amp;&quot;,&quot;&amp;IF([.I43]&lt;&gt;&quot;&quot;;[.I43];&quot;null&quot;)&amp;&quot;,&quot;&amp;IF([.J43]&lt;&gt;&quot;&quot;;&quot;'&quot;&amp;[.J4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4]&lt;&gt;&quot;&quot;;&quot;'&quot;&amp;[.A44]&amp;&quot;'&quot;;&quot;null&quot;)&amp;&quot;,&quot;&amp;IF([.B44]&lt;&gt;&quot;&quot;;&quot;'&quot;&amp;[.B44]&amp;&quot;'&quot;;&quot;null&quot;)&amp;&quot;,&quot;&amp;IF([.C44]&lt;&gt;&quot;&quot;;&quot;'&quot;&amp;[.C44]&amp;&quot;'&quot;;&quot;null&quot;)&amp;&quot;,&quot;&amp;IF([.D44]&lt;&gt;&quot;&quot;;&quot;'&quot;&amp;[.D44]&amp;&quot;'&quot;;&quot;null&quot;)&amp;&quot;,&quot;&amp;IF([.E44]&lt;&gt;&quot;&quot;;&quot;'&quot;&amp;[.E44]&amp;&quot;'&quot;;&quot;null&quot;)&amp;&quot;,&quot;&amp;IF([.F44]&lt;&gt;&quot;&quot;;&quot;'&quot;&amp;[.F44]&amp;&quot;'&quot;;&quot;null&quot;)&amp;&quot;,&quot;&amp;IF([.G44]&lt;&gt;&quot;&quot;;&quot;'&quot;&amp;[.G44]&amp;&quot;'&quot;;&quot;null&quot;)&amp;&quot;,&quot;&amp;IF([.H44]&lt;&gt;&quot;&quot;;[.H44];&quot;null&quot;)&amp;&quot;,&quot;&amp;IF([.I44]&lt;&gt;&quot;&quot;;[.I44];&quot;null&quot;)&amp;&quot;,&quot;&amp;IF([.J44]&lt;&gt;&quot;&quot;;&quot;'&quot;&amp;[.J4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5]&lt;&gt;&quot;&quot;;&quot;'&quot;&amp;[.A45]&amp;&quot;'&quot;;&quot;null&quot;)&amp;&quot;,&quot;&amp;IF([.B45]&lt;&gt;&quot;&quot;;&quot;'&quot;&amp;[.B45]&amp;&quot;'&quot;;&quot;null&quot;)&amp;&quot;,&quot;&amp;IF([.C45]&lt;&gt;&quot;&quot;;&quot;'&quot;&amp;[.C45]&amp;&quot;'&quot;;&quot;null&quot;)&amp;&quot;,&quot;&amp;IF([.D45]&lt;&gt;&quot;&quot;;&quot;'&quot;&amp;[.D45]&amp;&quot;'&quot;;&quot;null&quot;)&amp;&quot;,&quot;&amp;IF([.E45]&lt;&gt;&quot;&quot;;&quot;'&quot;&amp;[.E45]&amp;&quot;'&quot;;&quot;null&quot;)&amp;&quot;,&quot;&amp;IF([.F45]&lt;&gt;&quot;&quot;;&quot;'&quot;&amp;[.F45]&amp;&quot;'&quot;;&quot;null&quot;)&amp;&quot;,&quot;&amp;IF([.G45]&lt;&gt;&quot;&quot;;&quot;'&quot;&amp;[.G45]&amp;&quot;'&quot;;&quot;null&quot;)&amp;&quot;,&quot;&amp;IF([.H45]&lt;&gt;&quot;&quot;;[.H45];&quot;null&quot;)&amp;&quot;,&quot;&amp;IF([.I45]&lt;&gt;&quot;&quot;;[.I45];&quot;null&quot;)&amp;&quot;,&quot;&amp;IF([.J45]&lt;&gt;&quot;&quot;;&quot;'&quot;&amp;[.J4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6]&lt;&gt;&quot;&quot;;&quot;'&quot;&amp;[.A46]&amp;&quot;'&quot;;&quot;null&quot;)&amp;&quot;,&quot;&amp;IF([.B46]&lt;&gt;&quot;&quot;;&quot;'&quot;&amp;[.B46]&amp;&quot;'&quot;;&quot;null&quot;)&amp;&quot;,&quot;&amp;IF([.C46]&lt;&gt;&quot;&quot;;&quot;'&quot;&amp;[.C46]&amp;&quot;'&quot;;&quot;null&quot;)&amp;&quot;,&quot;&amp;IF([.D46]&lt;&gt;&quot;&quot;;&quot;'&quot;&amp;[.D46]&amp;&quot;'&quot;;&quot;null&quot;)&amp;&quot;,&quot;&amp;IF([.E46]&lt;&gt;&quot;&quot;;&quot;'&quot;&amp;[.E46]&amp;&quot;'&quot;;&quot;null&quot;)&amp;&quot;,&quot;&amp;IF([.F46]&lt;&gt;&quot;&quot;;&quot;'&quot;&amp;[.F46]&amp;&quot;'&quot;;&quot;null&quot;)&amp;&quot;,&quot;&amp;IF([.G46]&lt;&gt;&quot;&quot;;&quot;'&quot;&amp;[.G46]&amp;&quot;'&quot;;&quot;null&quot;)&amp;&quot;,&quot;&amp;IF([.H46]&lt;&gt;&quot;&quot;;[.H46];&quot;null&quot;)&amp;&quot;,&quot;&amp;IF([.I46]&lt;&gt;&quot;&quot;;[.I46];&quot;null&quot;)&amp;&quot;,&quot;&amp;IF([.J46]&lt;&gt;&quot;&quot;;&quot;'&quot;&amp;[.J4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7]&lt;&gt;&quot;&quot;;&quot;'&quot;&amp;[.A47]&amp;&quot;'&quot;;&quot;null&quot;)&amp;&quot;,&quot;&amp;IF([.B47]&lt;&gt;&quot;&quot;;&quot;'&quot;&amp;[.B47]&amp;&quot;'&quot;;&quot;null&quot;)&amp;&quot;,&quot;&amp;IF([.C47]&lt;&gt;&quot;&quot;;&quot;'&quot;&amp;[.C47]&amp;&quot;'&quot;;&quot;null&quot;)&amp;&quot;,&quot;&amp;IF([.D47]&lt;&gt;&quot;&quot;;&quot;'&quot;&amp;[.D47]&amp;&quot;'&quot;;&quot;null&quot;)&amp;&quot;,&quot;&amp;IF([.E47]&lt;&gt;&quot;&quot;;&quot;'&quot;&amp;[.E47]&amp;&quot;'&quot;;&quot;null&quot;)&amp;&quot;,&quot;&amp;IF([.F47]&lt;&gt;&quot;&quot;;&quot;'&quot;&amp;[.F47]&amp;&quot;'&quot;;&quot;null&quot;)&amp;&quot;,&quot;&amp;IF([.G47]&lt;&gt;&quot;&quot;;&quot;'&quot;&amp;[.G47]&amp;&quot;'&quot;;&quot;null&quot;)&amp;&quot;,&quot;&amp;IF([.H47]&lt;&gt;&quot;&quot;;[.H47];&quot;null&quot;)&amp;&quot;,&quot;&amp;IF([.I47]&lt;&gt;&quot;&quot;;[.I47];&quot;null&quot;)&amp;&quot;,&quot;&amp;IF([.J47]&lt;&gt;&quot;&quot;;&quot;'&quot;&amp;[.J4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8]&lt;&gt;&quot;&quot;;&quot;'&quot;&amp;[.A48]&amp;&quot;'&quot;;&quot;null&quot;)&amp;&quot;,&quot;&amp;IF([.B48]&lt;&gt;&quot;&quot;;&quot;'&quot;&amp;[.B48]&amp;&quot;'&quot;;&quot;null&quot;)&amp;&quot;,&quot;&amp;IF([.C48]&lt;&gt;&quot;&quot;;&quot;'&quot;&amp;[.C48]&amp;&quot;'&quot;;&quot;null&quot;)&amp;&quot;,&quot;&amp;IF([.D48]&lt;&gt;&quot;&quot;;&quot;'&quot;&amp;[.D48]&amp;&quot;'&quot;;&quot;null&quot;)&amp;&quot;,&quot;&amp;IF([.E48]&lt;&gt;&quot;&quot;;&quot;'&quot;&amp;[.E48]&amp;&quot;'&quot;;&quot;null&quot;)&amp;&quot;,&quot;&amp;IF([.F48]&lt;&gt;&quot;&quot;;&quot;'&quot;&amp;[.F48]&amp;&quot;'&quot;;&quot;null&quot;)&amp;&quot;,&quot;&amp;IF([.G48]&lt;&gt;&quot;&quot;;&quot;'&quot;&amp;[.G48]&amp;&quot;'&quot;;&quot;null&quot;)&amp;&quot;,&quot;&amp;IF([.H48]&lt;&gt;&quot;&quot;;[.H48];&quot;null&quot;)&amp;&quot;,&quot;&amp;IF([.I48]&lt;&gt;&quot;&quot;;[.I48];&quot;null&quot;)&amp;&quot;,&quot;&amp;IF([.J48]&lt;&gt;&quot;&quot;;&quot;'&quot;&amp;[.J4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9]&lt;&gt;&quot;&quot;;&quot;'&quot;&amp;[.A49]&amp;&quot;'&quot;;&quot;null&quot;)&amp;&quot;,&quot;&amp;IF([.B49]&lt;&gt;&quot;&quot;;&quot;'&quot;&amp;[.B49]&amp;&quot;'&quot;;&quot;null&quot;)&amp;&quot;,&quot;&amp;IF([.C49]&lt;&gt;&quot;&quot;;&quot;'&quot;&amp;[.C49]&amp;&quot;'&quot;;&quot;null&quot;)&amp;&quot;,&quot;&amp;IF([.D49]&lt;&gt;&quot;&quot;;&quot;'&quot;&amp;[.D49]&amp;&quot;'&quot;;&quot;null&quot;)&amp;&quot;,&quot;&amp;IF([.E49]&lt;&gt;&quot;&quot;;&quot;'&quot;&amp;[.E49]&amp;&quot;'&quot;;&quot;null&quot;)&amp;&quot;,&quot;&amp;IF([.F49]&lt;&gt;&quot;&quot;;&quot;'&quot;&amp;[.F49]&amp;&quot;'&quot;;&quot;null&quot;)&amp;&quot;,&quot;&amp;IF([.G49]&lt;&gt;&quot;&quot;;&quot;'&quot;&amp;[.G49]&amp;&quot;'&quot;;&quot;null&quot;)&amp;&quot;,&quot;&amp;IF([.H49]&lt;&gt;&quot;&quot;;[.H49];&quot;null&quot;)&amp;&quot;,&quot;&amp;IF([.I49]&lt;&gt;&quot;&quot;;[.I49];&quot;null&quot;)&amp;&quot;,&quot;&amp;IF([.J49]&lt;&gt;&quot;&quot;;&quot;'&quot;&amp;[.J4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0]&lt;&gt;&quot;&quot;;&quot;'&quot;&amp;[.A50]&amp;&quot;'&quot;;&quot;null&quot;)&amp;&quot;,&quot;&amp;IF([.B50]&lt;&gt;&quot;&quot;;&quot;'&quot;&amp;[.B50]&amp;&quot;'&quot;;&quot;null&quot;)&amp;&quot;,&quot;&amp;IF([.C50]&lt;&gt;&quot;&quot;;&quot;'&quot;&amp;[.C50]&amp;&quot;'&quot;;&quot;null&quot;)&amp;&quot;,&quot;&amp;IF([.D50]&lt;&gt;&quot;&quot;;&quot;'&quot;&amp;[.D50]&amp;&quot;'&quot;;&quot;null&quot;)&amp;&quot;,&quot;&amp;IF([.E50]&lt;&gt;&quot;&quot;;&quot;'&quot;&amp;[.E50]&amp;&quot;'&quot;;&quot;null&quot;)&amp;&quot;,&quot;&amp;IF([.F50]&lt;&gt;&quot;&quot;;&quot;'&quot;&amp;[.F50]&amp;&quot;'&quot;;&quot;null&quot;)&amp;&quot;,&quot;&amp;IF([.G50]&lt;&gt;&quot;&quot;;&quot;'&quot;&amp;[.G50]&amp;&quot;'&quot;;&quot;null&quot;)&amp;&quot;,&quot;&amp;IF([.H50]&lt;&gt;&quot;&quot;;[.H50];&quot;null&quot;)&amp;&quot;,&quot;&amp;IF([.I50]&lt;&gt;&quot;&quot;;[.I50];&quot;null&quot;)&amp;&quot;,&quot;&amp;IF([.J50]&lt;&gt;&quot;&quot;;&quot;'&quot;&amp;[.J5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1]&lt;&gt;&quot;&quot;;&quot;'&quot;&amp;[.A51]&amp;&quot;'&quot;;&quot;null&quot;)&amp;&quot;,&quot;&amp;IF([.B51]&lt;&gt;&quot;&quot;;&quot;'&quot;&amp;[.B51]&amp;&quot;'&quot;;&quot;null&quot;)&amp;&quot;,&quot;&amp;IF([.C51]&lt;&gt;&quot;&quot;;&quot;'&quot;&amp;[.C51]&amp;&quot;'&quot;;&quot;null&quot;)&amp;&quot;,&quot;&amp;IF([.D51]&lt;&gt;&quot;&quot;;&quot;'&quot;&amp;[.D51]&amp;&quot;'&quot;;&quot;null&quot;)&amp;&quot;,&quot;&amp;IF([.E51]&lt;&gt;&quot;&quot;;&quot;'&quot;&amp;[.E51]&amp;&quot;'&quot;;&quot;null&quot;)&amp;&quot;,&quot;&amp;IF([.F51]&lt;&gt;&quot;&quot;;&quot;'&quot;&amp;[.F51]&amp;&quot;'&quot;;&quot;null&quot;)&amp;&quot;,&quot;&amp;IF([.G51]&lt;&gt;&quot;&quot;;&quot;'&quot;&amp;[.G51]&amp;&quot;'&quot;;&quot;null&quot;)&amp;&quot;,&quot;&amp;IF([.H51]&lt;&gt;&quot;&quot;;[.H51];&quot;null&quot;)&amp;&quot;,&quot;&amp;IF([.I51]&lt;&gt;&quot;&quot;;[.I51];&quot;null&quot;)&amp;&quot;,&quot;&amp;IF([.J51]&lt;&gt;&quot;&quot;;&quot;'&quot;&amp;[.J5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2]&lt;&gt;&quot;&quot;;&quot;'&quot;&amp;[.A52]&amp;&quot;'&quot;;&quot;null&quot;)&amp;&quot;,&quot;&amp;IF([.B52]&lt;&gt;&quot;&quot;;&quot;'&quot;&amp;[.B52]&amp;&quot;'&quot;;&quot;null&quot;)&amp;&quot;,&quot;&amp;IF([.C52]&lt;&gt;&quot;&quot;;&quot;'&quot;&amp;[.C52]&amp;&quot;'&quot;;&quot;null&quot;)&amp;&quot;,&quot;&amp;IF([.D52]&lt;&gt;&quot;&quot;;&quot;'&quot;&amp;[.D52]&amp;&quot;'&quot;;&quot;null&quot;)&amp;&quot;,&quot;&amp;IF([.E52]&lt;&gt;&quot;&quot;;&quot;'&quot;&amp;[.E52]&amp;&quot;'&quot;;&quot;null&quot;)&amp;&quot;,&quot;&amp;IF([.F52]&lt;&gt;&quot;&quot;;&quot;'&quot;&amp;[.F52]&amp;&quot;'&quot;;&quot;null&quot;)&amp;&quot;,&quot;&amp;IF([.G52]&lt;&gt;&quot;&quot;;&quot;'&quot;&amp;[.G52]&amp;&quot;'&quot;;&quot;null&quot;)&amp;&quot;,&quot;&amp;IF([.H52]&lt;&gt;&quot;&quot;;[.H52];&quot;null&quot;)&amp;&quot;,&quot;&amp;IF([.I52]&lt;&gt;&quot;&quot;;[.I52];&quot;null&quot;)&amp;&quot;,&quot;&amp;IF([.J52]&lt;&gt;&quot;&quot;;&quot;'&quot;&amp;[.J5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3]&lt;&gt;&quot;&quot;;&quot;'&quot;&amp;[.A53]&amp;&quot;'&quot;;&quot;null&quot;)&amp;&quot;,&quot;&amp;IF([.B53]&lt;&gt;&quot;&quot;;&quot;'&quot;&amp;[.B53]&amp;&quot;'&quot;;&quot;null&quot;)&amp;&quot;,&quot;&amp;IF([.C53]&lt;&gt;&quot;&quot;;&quot;'&quot;&amp;[.C53]&amp;&quot;'&quot;;&quot;null&quot;)&amp;&quot;,&quot;&amp;IF([.D53]&lt;&gt;&quot;&quot;;&quot;'&quot;&amp;[.D53]&amp;&quot;'&quot;;&quot;null&quot;)&amp;&quot;,&quot;&amp;IF([.E53]&lt;&gt;&quot;&quot;;&quot;'&quot;&amp;[.E53]&amp;&quot;'&quot;;&quot;null&quot;)&amp;&quot;,&quot;&amp;IF([.F53]&lt;&gt;&quot;&quot;;&quot;'&quot;&amp;[.F53]&amp;&quot;'&quot;;&quot;null&quot;)&amp;&quot;,&quot;&amp;IF([.G53]&lt;&gt;&quot;&quot;;&quot;'&quot;&amp;[.G53]&amp;&quot;'&quot;;&quot;null&quot;)&amp;&quot;,&quot;&amp;IF([.H53]&lt;&gt;&quot;&quot;;[.H53];&quot;null&quot;)&amp;&quot;,&quot;&amp;IF([.I53]&lt;&gt;&quot;&quot;;[.I53];&quot;null&quot;)&amp;&quot;,&quot;&amp;IF([.J53]&lt;&gt;&quot;&quot;;&quot;'&quot;&amp;[.J5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4]&lt;&gt;&quot;&quot;;&quot;'&quot;&amp;[.A54]&amp;&quot;'&quot;;&quot;null&quot;)&amp;&quot;,&quot;&amp;IF([.B54]&lt;&gt;&quot;&quot;;&quot;'&quot;&amp;[.B54]&amp;&quot;'&quot;;&quot;null&quot;)&amp;&quot;,&quot;&amp;IF([.C54]&lt;&gt;&quot;&quot;;&quot;'&quot;&amp;[.C54]&amp;&quot;'&quot;;&quot;null&quot;)&amp;&quot;,&quot;&amp;IF([.D54]&lt;&gt;&quot;&quot;;&quot;'&quot;&amp;[.D54]&amp;&quot;'&quot;;&quot;null&quot;)&amp;&quot;,&quot;&amp;IF([.E54]&lt;&gt;&quot;&quot;;&quot;'&quot;&amp;[.E54]&amp;&quot;'&quot;;&quot;null&quot;)&amp;&quot;,&quot;&amp;IF([.F54]&lt;&gt;&quot;&quot;;&quot;'&quot;&amp;[.F54]&amp;&quot;'&quot;;&quot;null&quot;)&amp;&quot;,&quot;&amp;IF([.G54]&lt;&gt;&quot;&quot;;&quot;'&quot;&amp;[.G54]&amp;&quot;'&quot;;&quot;null&quot;)&amp;&quot;,&quot;&amp;IF([.H54]&lt;&gt;&quot;&quot;;[.H54];&quot;null&quot;)&amp;&quot;,&quot;&amp;IF([.I54]&lt;&gt;&quot;&quot;;[.I54];&quot;null&quot;)&amp;&quot;,&quot;&amp;IF([.J54]&lt;&gt;&quot;&quot;;&quot;'&quot;&amp;[.J5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5]&lt;&gt;&quot;&quot;;&quot;'&quot;&amp;[.A55]&amp;&quot;'&quot;;&quot;null&quot;)&amp;&quot;,&quot;&amp;IF([.B55]&lt;&gt;&quot;&quot;;&quot;'&quot;&amp;[.B55]&amp;&quot;'&quot;;&quot;null&quot;)&amp;&quot;,&quot;&amp;IF([.C55]&lt;&gt;&quot;&quot;;&quot;'&quot;&amp;[.C55]&amp;&quot;'&quot;;&quot;null&quot;)&amp;&quot;,&quot;&amp;IF([.D55]&lt;&gt;&quot;&quot;;&quot;'&quot;&amp;[.D55]&amp;&quot;'&quot;;&quot;null&quot;)&amp;&quot;,&quot;&amp;IF([.E55]&lt;&gt;&quot;&quot;;&quot;'&quot;&amp;[.E55]&amp;&quot;'&quot;;&quot;null&quot;)&amp;&quot;,&quot;&amp;IF([.F55]&lt;&gt;&quot;&quot;;&quot;'&quot;&amp;[.F55]&amp;&quot;'&quot;;&quot;null&quot;)&amp;&quot;,&quot;&amp;IF([.G55]&lt;&gt;&quot;&quot;;&quot;'&quot;&amp;[.G55]&amp;&quot;'&quot;;&quot;null&quot;)&amp;&quot;,&quot;&amp;IF([.H55]&lt;&gt;&quot;&quot;;[.H55];&quot;null&quot;)&amp;&quot;,&quot;&amp;IF([.I55]&lt;&gt;&quot;&quot;;[.I55];&quot;null&quot;)&amp;&quot;,&quot;&amp;IF([.J55]&lt;&gt;&quot;&quot;;&quot;'&quot;&amp;[.J5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6]&lt;&gt;&quot;&quot;;&quot;'&quot;&amp;[.A56]&amp;&quot;'&quot;;&quot;null&quot;)&amp;&quot;,&quot;&amp;IF([.B56]&lt;&gt;&quot;&quot;;&quot;'&quot;&amp;[.B56]&amp;&quot;'&quot;;&quot;null&quot;)&amp;&quot;,&quot;&amp;IF([.C56]&lt;&gt;&quot;&quot;;&quot;'&quot;&amp;[.C56]&amp;&quot;'&quot;;&quot;null&quot;)&amp;&quot;,&quot;&amp;IF([.D56]&lt;&gt;&quot;&quot;;&quot;'&quot;&amp;[.D56]&amp;&quot;'&quot;;&quot;null&quot;)&amp;&quot;,&quot;&amp;IF([.E56]&lt;&gt;&quot;&quot;;&quot;'&quot;&amp;[.E56]&amp;&quot;'&quot;;&quot;null&quot;)&amp;&quot;,&quot;&amp;IF([.F56]&lt;&gt;&quot;&quot;;&quot;'&quot;&amp;[.F56]&amp;&quot;'&quot;;&quot;null&quot;)&amp;&quot;,&quot;&amp;IF([.G56]&lt;&gt;&quot;&quot;;&quot;'&quot;&amp;[.G56]&amp;&quot;'&quot;;&quot;null&quot;)&amp;&quot;,&quot;&amp;IF([.H56]&lt;&gt;&quot;&quot;;[.H56];&quot;null&quot;)&amp;&quot;,&quot;&amp;IF([.I56]&lt;&gt;&quot;&quot;;[.I56];&quot;null&quot;)&amp;&quot;,&quot;&amp;IF([.J56]&lt;&gt;&quot;&quot;;&quot;'&quot;&amp;[.J5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7]&lt;&gt;&quot;&quot;;&quot;'&quot;&amp;[.A57]&amp;&quot;'&quot;;&quot;null&quot;)&amp;&quot;,&quot;&amp;IF([.B57]&lt;&gt;&quot;&quot;;&quot;'&quot;&amp;[.B57]&amp;&quot;'&quot;;&quot;null&quot;)&amp;&quot;,&quot;&amp;IF([.C57]&lt;&gt;&quot;&quot;;&quot;'&quot;&amp;[.C57]&amp;&quot;'&quot;;&quot;null&quot;)&amp;&quot;,&quot;&amp;IF([.D57]&lt;&gt;&quot;&quot;;&quot;'&quot;&amp;[.D57]&amp;&quot;'&quot;;&quot;null&quot;)&amp;&quot;,&quot;&amp;IF([.E57]&lt;&gt;&quot;&quot;;&quot;'&quot;&amp;[.E57]&amp;&quot;'&quot;;&quot;null&quot;)&amp;&quot;,&quot;&amp;IF([.F57]&lt;&gt;&quot;&quot;;&quot;'&quot;&amp;[.F57]&amp;&quot;'&quot;;&quot;null&quot;)&amp;&quot;,&quot;&amp;IF([.G57]&lt;&gt;&quot;&quot;;&quot;'&quot;&amp;[.G57]&amp;&quot;'&quot;;&quot;null&quot;)&amp;&quot;,&quot;&amp;IF([.H57]&lt;&gt;&quot;&quot;;[.H57];&quot;null&quot;)&amp;&quot;,&quot;&amp;IF([.I57]&lt;&gt;&quot;&quot;;[.I57];&quot;null&quot;)&amp;&quot;,&quot;&amp;IF([.J57]&lt;&gt;&quot;&quot;;&quot;'&quot;&amp;[.J5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8]&lt;&gt;&quot;&quot;;&quot;'&quot;&amp;[.A58]&amp;&quot;'&quot;;&quot;null&quot;)&amp;&quot;,&quot;&amp;IF([.B58]&lt;&gt;&quot;&quot;;&quot;'&quot;&amp;[.B58]&amp;&quot;'&quot;;&quot;null&quot;)&amp;&quot;,&quot;&amp;IF([.C58]&lt;&gt;&quot;&quot;;&quot;'&quot;&amp;[.C58]&amp;&quot;'&quot;;&quot;null&quot;)&amp;&quot;,&quot;&amp;IF([.D58]&lt;&gt;&quot;&quot;;&quot;'&quot;&amp;[.D58]&amp;&quot;'&quot;;&quot;null&quot;)&amp;&quot;,&quot;&amp;IF([.E58]&lt;&gt;&quot;&quot;;&quot;'&quot;&amp;[.E58]&amp;&quot;'&quot;;&quot;null&quot;)&amp;&quot;,&quot;&amp;IF([.F58]&lt;&gt;&quot;&quot;;&quot;'&quot;&amp;[.F58]&amp;&quot;'&quot;;&quot;null&quot;)&amp;&quot;,&quot;&amp;IF([.G58]&lt;&gt;&quot;&quot;;&quot;'&quot;&amp;[.G58]&amp;&quot;'&quot;;&quot;null&quot;)&amp;&quot;,&quot;&amp;IF([.H58]&lt;&gt;&quot;&quot;;[.H58];&quot;null&quot;)&amp;&quot;,&quot;&amp;IF([.I58]&lt;&gt;&quot;&quot;;[.I58];&quot;null&quot;)&amp;&quot;,&quot;&amp;IF([.J58]&lt;&gt;&quot;&quot;;&quot;'&quot;&amp;[.J5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9]&lt;&gt;&quot;&quot;;&quot;'&quot;&amp;[.A59]&amp;&quot;'&quot;;&quot;null&quot;)&amp;&quot;,&quot;&amp;IF([.B59]&lt;&gt;&quot;&quot;;&quot;'&quot;&amp;[.B59]&amp;&quot;'&quot;;&quot;null&quot;)&amp;&quot;,&quot;&amp;IF([.C59]&lt;&gt;&quot;&quot;;&quot;'&quot;&amp;[.C59]&amp;&quot;'&quot;;&quot;null&quot;)&amp;&quot;,&quot;&amp;IF([.D59]&lt;&gt;&quot;&quot;;&quot;'&quot;&amp;[.D59]&amp;&quot;'&quot;;&quot;null&quot;)&amp;&quot;,&quot;&amp;IF([.E59]&lt;&gt;&quot;&quot;;&quot;'&quot;&amp;[.E59]&amp;&quot;'&quot;;&quot;null&quot;)&amp;&quot;,&quot;&amp;IF([.F59]&lt;&gt;&quot;&quot;;&quot;'&quot;&amp;[.F59]&amp;&quot;'&quot;;&quot;null&quot;)&amp;&quot;,&quot;&amp;IF([.G59]&lt;&gt;&quot;&quot;;&quot;'&quot;&amp;[.G59]&amp;&quot;'&quot;;&quot;null&quot;)&amp;&quot;,&quot;&amp;IF([.H59]&lt;&gt;&quot;&quot;;[.H59];&quot;null&quot;)&amp;&quot;,&quot;&amp;IF([.I59]&lt;&gt;&quot;&quot;;[.I59];&quot;null&quot;)&amp;&quot;,&quot;&amp;IF([.J59]&lt;&gt;&quot;&quot;;&quot;'&quot;&amp;[.J5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0]&lt;&gt;&quot;&quot;;&quot;'&quot;&amp;[.A60]&amp;&quot;'&quot;;&quot;null&quot;)&amp;&quot;,&quot;&amp;IF([.B60]&lt;&gt;&quot;&quot;;&quot;'&quot;&amp;[.B60]&amp;&quot;'&quot;;&quot;null&quot;)&amp;&quot;,&quot;&amp;IF([.C60]&lt;&gt;&quot;&quot;;&quot;'&quot;&amp;[.C60]&amp;&quot;'&quot;;&quot;null&quot;)&amp;&quot;,&quot;&amp;IF([.D60]&lt;&gt;&quot;&quot;;&quot;'&quot;&amp;[.D60]&amp;&quot;'&quot;;&quot;null&quot;)&amp;&quot;,&quot;&amp;IF([.E60]&lt;&gt;&quot;&quot;;&quot;'&quot;&amp;[.E60]&amp;&quot;'&quot;;&quot;null&quot;)&amp;&quot;,&quot;&amp;IF([.F60]&lt;&gt;&quot;&quot;;&quot;'&quot;&amp;[.F60]&amp;&quot;'&quot;;&quot;null&quot;)&amp;&quot;,&quot;&amp;IF([.G60]&lt;&gt;&quot;&quot;;&quot;'&quot;&amp;[.G60]&amp;&quot;'&quot;;&quot;null&quot;)&amp;&quot;,&quot;&amp;IF([.H60]&lt;&gt;&quot;&quot;;[.H60];&quot;null&quot;)&amp;&quot;,&quot;&amp;IF([.I60]&lt;&gt;&quot;&quot;;[.I60];&quot;null&quot;)&amp;&quot;,&quot;&amp;IF([.J60]&lt;&gt;&quot;&quot;;&quot;'&quot;&amp;[.J6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1]&lt;&gt;&quot;&quot;;&quot;'&quot;&amp;[.A61]&amp;&quot;'&quot;;&quot;null&quot;)&amp;&quot;,&quot;&amp;IF([.B61]&lt;&gt;&quot;&quot;;&quot;'&quot;&amp;[.B61]&amp;&quot;'&quot;;&quot;null&quot;)&amp;&quot;,&quot;&amp;IF([.C61]&lt;&gt;&quot;&quot;;&quot;'&quot;&amp;[.C61]&amp;&quot;'&quot;;&quot;null&quot;)&amp;&quot;,&quot;&amp;IF([.D61]&lt;&gt;&quot;&quot;;&quot;'&quot;&amp;[.D61]&amp;&quot;'&quot;;&quot;null&quot;)&amp;&quot;,&quot;&amp;IF([.E61]&lt;&gt;&quot;&quot;;&quot;'&quot;&amp;[.E61]&amp;&quot;'&quot;;&quot;null&quot;)&amp;&quot;,&quot;&amp;IF([.F61]&lt;&gt;&quot;&quot;;&quot;'&quot;&amp;[.F61]&amp;&quot;'&quot;;&quot;null&quot;)&amp;&quot;,&quot;&amp;IF([.G61]&lt;&gt;&quot;&quot;;&quot;'&quot;&amp;[.G61]&amp;&quot;'&quot;;&quot;null&quot;)&amp;&quot;,&quot;&amp;IF([.H61]&lt;&gt;&quot;&quot;;[.H61];&quot;null&quot;)&amp;&quot;,&quot;&amp;IF([.I61]&lt;&gt;&quot;&quot;;[.I61];&quot;null&quot;)&amp;&quot;,&quot;&amp;IF([.J61]&lt;&gt;&quot;&quot;;&quot;'&quot;&amp;[.J6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2]&lt;&gt;&quot;&quot;;&quot;'&quot;&amp;[.A62]&amp;&quot;'&quot;;&quot;null&quot;)&amp;&quot;,&quot;&amp;IF([.B62]&lt;&gt;&quot;&quot;;&quot;'&quot;&amp;[.B62]&amp;&quot;'&quot;;&quot;null&quot;)&amp;&quot;,&quot;&amp;IF([.C62]&lt;&gt;&quot;&quot;;&quot;'&quot;&amp;[.C62]&amp;&quot;'&quot;;&quot;null&quot;)&amp;&quot;,&quot;&amp;IF([.D62]&lt;&gt;&quot;&quot;;&quot;'&quot;&amp;[.D62]&amp;&quot;'&quot;;&quot;null&quot;)&amp;&quot;,&quot;&amp;IF([.E62]&lt;&gt;&quot;&quot;;&quot;'&quot;&amp;[.E62]&amp;&quot;'&quot;;&quot;null&quot;)&amp;&quot;,&quot;&amp;IF([.F62]&lt;&gt;&quot;&quot;;&quot;'&quot;&amp;[.F62]&amp;&quot;'&quot;;&quot;null&quot;)&amp;&quot;,&quot;&amp;IF([.G62]&lt;&gt;&quot;&quot;;&quot;'&quot;&amp;[.G62]&amp;&quot;'&quot;;&quot;null&quot;)&amp;&quot;,&quot;&amp;IF([.H62]&lt;&gt;&quot;&quot;;[.H62];&quot;null&quot;)&amp;&quot;,&quot;&amp;IF([.I62]&lt;&gt;&quot;&quot;;[.I62];&quot;null&quot;)&amp;&quot;,&quot;&amp;IF([.J62]&lt;&gt;&quot;&quot;;&quot;'&quot;&amp;[.J6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3]&lt;&gt;&quot;&quot;;&quot;'&quot;&amp;[.A63]&amp;&quot;'&quot;;&quot;null&quot;)&amp;&quot;,&quot;&amp;IF([.B63]&lt;&gt;&quot;&quot;;&quot;'&quot;&amp;[.B63]&amp;&quot;'&quot;;&quot;null&quot;)&amp;&quot;,&quot;&amp;IF([.C63]&lt;&gt;&quot;&quot;;&quot;'&quot;&amp;[.C63]&amp;&quot;'&quot;;&quot;null&quot;)&amp;&quot;,&quot;&amp;IF([.D63]&lt;&gt;&quot;&quot;;&quot;'&quot;&amp;[.D63]&amp;&quot;'&quot;;&quot;null&quot;)&amp;&quot;,&quot;&amp;IF([.E63]&lt;&gt;&quot;&quot;;&quot;'&quot;&amp;[.E63]&amp;&quot;'&quot;;&quot;null&quot;)&amp;&quot;,&quot;&amp;IF([.F63]&lt;&gt;&quot;&quot;;&quot;'&quot;&amp;[.F63]&amp;&quot;'&quot;;&quot;null&quot;)&amp;&quot;,&quot;&amp;IF([.G63]&lt;&gt;&quot;&quot;;&quot;'&quot;&amp;[.G63]&amp;&quot;'&quot;;&quot;null&quot;)&amp;&quot;,&quot;&amp;IF([.H63]&lt;&gt;&quot;&quot;;[.H63];&quot;null&quot;)&amp;&quot;,&quot;&amp;IF([.I63]&lt;&gt;&quot;&quot;;[.I63];&quot;null&quot;)&amp;&quot;,&quot;&amp;IF([.J63]&lt;&gt;&quot;&quot;;&quot;'&quot;&amp;[.J6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4]&lt;&gt;&quot;&quot;;&quot;'&quot;&amp;[.A64]&amp;&quot;'&quot;;&quot;null&quot;)&amp;&quot;,&quot;&amp;IF([.B64]&lt;&gt;&quot;&quot;;&quot;'&quot;&amp;[.B64]&amp;&quot;'&quot;;&quot;null&quot;)&amp;&quot;,&quot;&amp;IF([.C64]&lt;&gt;&quot;&quot;;&quot;'&quot;&amp;[.C64]&amp;&quot;'&quot;;&quot;null&quot;)&amp;&quot;,&quot;&amp;IF([.D64]&lt;&gt;&quot;&quot;;&quot;'&quot;&amp;[.D64]&amp;&quot;'&quot;;&quot;null&quot;)&amp;&quot;,&quot;&amp;IF([.E64]&lt;&gt;&quot;&quot;;&quot;'&quot;&amp;[.E64]&amp;&quot;'&quot;;&quot;null&quot;)&amp;&quot;,&quot;&amp;IF([.F64]&lt;&gt;&quot;&quot;;&quot;'&quot;&amp;[.F64]&amp;&quot;'&quot;;&quot;null&quot;)&amp;&quot;,&quot;&amp;IF([.G64]&lt;&gt;&quot;&quot;;&quot;'&quot;&amp;[.G64]&amp;&quot;'&quot;;&quot;null&quot;)&amp;&quot;,&quot;&amp;IF([.H64]&lt;&gt;&quot;&quot;;[.H64];&quot;null&quot;)&amp;&quot;,&quot;&amp;IF([.I64]&lt;&gt;&quot;&quot;;[.I64];&quot;null&quot;)&amp;&quot;,&quot;&amp;IF([.J64]&lt;&gt;&quot;&quot;;&quot;'&quot;&amp;[.J6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5]&lt;&gt;&quot;&quot;;&quot;'&quot;&amp;[.A65]&amp;&quot;'&quot;;&quot;null&quot;)&amp;&quot;,&quot;&amp;IF([.B65]&lt;&gt;&quot;&quot;;&quot;'&quot;&amp;[.B65]&amp;&quot;'&quot;;&quot;null&quot;)&amp;&quot;,&quot;&amp;IF([.C65]&lt;&gt;&quot;&quot;;&quot;'&quot;&amp;[.C65]&amp;&quot;'&quot;;&quot;null&quot;)&amp;&quot;,&quot;&amp;IF([.D65]&lt;&gt;&quot;&quot;;&quot;'&quot;&amp;[.D65]&amp;&quot;'&quot;;&quot;null&quot;)&amp;&quot;,&quot;&amp;IF([.E65]&lt;&gt;&quot;&quot;;&quot;'&quot;&amp;[.E65]&amp;&quot;'&quot;;&quot;null&quot;)&amp;&quot;,&quot;&amp;IF([.F65]&lt;&gt;&quot;&quot;;&quot;'&quot;&amp;[.F65]&amp;&quot;'&quot;;&quot;null&quot;)&amp;&quot;,&quot;&amp;IF([.G65]&lt;&gt;&quot;&quot;;&quot;'&quot;&amp;[.G65]&amp;&quot;'&quot;;&quot;null&quot;)&amp;&quot;,&quot;&amp;IF([.H65]&lt;&gt;&quot;&quot;;[.H65];&quot;null&quot;)&amp;&quot;,&quot;&amp;IF([.I65]&lt;&gt;&quot;&quot;;[.I65];&quot;null&quot;)&amp;&quot;,&quot;&amp;IF([.J65]&lt;&gt;&quot;&quot;;&quot;'&quot;&amp;[.J6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6]&lt;&gt;&quot;&quot;;&quot;'&quot;&amp;[.A66]&amp;&quot;'&quot;;&quot;null&quot;)&amp;&quot;,&quot;&amp;IF([.B66]&lt;&gt;&quot;&quot;;&quot;'&quot;&amp;[.B66]&amp;&quot;'&quot;;&quot;null&quot;)&amp;&quot;,&quot;&amp;IF([.C66]&lt;&gt;&quot;&quot;;&quot;'&quot;&amp;[.C66]&amp;&quot;'&quot;;&quot;null&quot;)&amp;&quot;,&quot;&amp;IF([.D66]&lt;&gt;&quot;&quot;;&quot;'&quot;&amp;[.D66]&amp;&quot;'&quot;;&quot;null&quot;)&amp;&quot;,&quot;&amp;IF([.E66]&lt;&gt;&quot;&quot;;&quot;'&quot;&amp;[.E66]&amp;&quot;'&quot;;&quot;null&quot;)&amp;&quot;,&quot;&amp;IF([.F66]&lt;&gt;&quot;&quot;;&quot;'&quot;&amp;[.F66]&amp;&quot;'&quot;;&quot;null&quot;)&amp;&quot;,&quot;&amp;IF([.G66]&lt;&gt;&quot;&quot;;&quot;'&quot;&amp;[.G66]&amp;&quot;'&quot;;&quot;null&quot;)&amp;&quot;,&quot;&amp;IF([.H66]&lt;&gt;&quot;&quot;;[.H66];&quot;null&quot;)&amp;&quot;,&quot;&amp;IF([.I66]&lt;&gt;&quot;&quot;;[.I66];&quot;null&quot;)&amp;&quot;,&quot;&amp;IF([.J66]&lt;&gt;&quot;&quot;;&quot;'&quot;&amp;[.J6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7]&lt;&gt;&quot;&quot;;&quot;'&quot;&amp;[.A67]&amp;&quot;'&quot;;&quot;null&quot;)&amp;&quot;,&quot;&amp;IF([.B67]&lt;&gt;&quot;&quot;;&quot;'&quot;&amp;[.B67]&amp;&quot;'&quot;;&quot;null&quot;)&amp;&quot;,&quot;&amp;IF([.C67]&lt;&gt;&quot;&quot;;&quot;'&quot;&amp;[.C67]&amp;&quot;'&quot;;&quot;null&quot;)&amp;&quot;,&quot;&amp;IF([.D67]&lt;&gt;&quot;&quot;;&quot;'&quot;&amp;[.D67]&amp;&quot;'&quot;;&quot;null&quot;)&amp;&quot;,&quot;&amp;IF([.E67]&lt;&gt;&quot;&quot;;&quot;'&quot;&amp;[.E67]&amp;&quot;'&quot;;&quot;null&quot;)&amp;&quot;,&quot;&amp;IF([.F67]&lt;&gt;&quot;&quot;;&quot;'&quot;&amp;[.F67]&amp;&quot;'&quot;;&quot;null&quot;)&amp;&quot;,&quot;&amp;IF([.G67]&lt;&gt;&quot;&quot;;&quot;'&quot;&amp;[.G67]&amp;&quot;'&quot;;&quot;null&quot;)&amp;&quot;,&quot;&amp;IF([.H67]&lt;&gt;&quot;&quot;;[.H67];&quot;null&quot;)&amp;&quot;,&quot;&amp;IF([.I67]&lt;&gt;&quot;&quot;;[.I67];&quot;null&quot;)&amp;&quot;,&quot;&amp;IF([.J67]&lt;&gt;&quot;&quot;;&quot;'&quot;&amp;[.J6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8]&lt;&gt;&quot;&quot;;&quot;'&quot;&amp;[.A68]&amp;&quot;'&quot;;&quot;null&quot;)&amp;&quot;,&quot;&amp;IF([.B68]&lt;&gt;&quot;&quot;;&quot;'&quot;&amp;[.B68]&amp;&quot;'&quot;;&quot;null&quot;)&amp;&quot;,&quot;&amp;IF([.C68]&lt;&gt;&quot;&quot;;&quot;'&quot;&amp;[.C68]&amp;&quot;'&quot;;&quot;null&quot;)&amp;&quot;,&quot;&amp;IF([.D68]&lt;&gt;&quot;&quot;;&quot;'&quot;&amp;[.D68]&amp;&quot;'&quot;;&quot;null&quot;)&amp;&quot;,&quot;&amp;IF([.E68]&lt;&gt;&quot;&quot;;&quot;'&quot;&amp;[.E68]&amp;&quot;'&quot;;&quot;null&quot;)&amp;&quot;,&quot;&amp;IF([.F68]&lt;&gt;&quot;&quot;;&quot;'&quot;&amp;[.F68]&amp;&quot;'&quot;;&quot;null&quot;)&amp;&quot;,&quot;&amp;IF([.G68]&lt;&gt;&quot;&quot;;&quot;'&quot;&amp;[.G68]&amp;&quot;'&quot;;&quot;null&quot;)&amp;&quot;,&quot;&amp;IF([.H68]&lt;&gt;&quot;&quot;;[.H68];&quot;null&quot;)&amp;&quot;,&quot;&amp;IF([.I68]&lt;&gt;&quot;&quot;;[.I68];&quot;null&quot;)&amp;&quot;,&quot;&amp;IF([.J68]&lt;&gt;&quot;&quot;;&quot;'&quot;&amp;[.J6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9]&lt;&gt;&quot;&quot;;&quot;'&quot;&amp;[.A69]&amp;&quot;'&quot;;&quot;null&quot;)&amp;&quot;,&quot;&amp;IF([.B69]&lt;&gt;&quot;&quot;;&quot;'&quot;&amp;[.B69]&amp;&quot;'&quot;;&quot;null&quot;)&amp;&quot;,&quot;&amp;IF([.C69]&lt;&gt;&quot;&quot;;&quot;'&quot;&amp;[.C69]&amp;&quot;'&quot;;&quot;null&quot;)&amp;&quot;,&quot;&amp;IF([.D69]&lt;&gt;&quot;&quot;;&quot;'&quot;&amp;[.D69]&amp;&quot;'&quot;;&quot;null&quot;)&amp;&quot;,&quot;&amp;IF([.E69]&lt;&gt;&quot;&quot;;&quot;'&quot;&amp;[.E69]&amp;&quot;'&quot;;&quot;null&quot;)&amp;&quot;,&quot;&amp;IF([.F69]&lt;&gt;&quot;&quot;;&quot;'&quot;&amp;[.F69]&amp;&quot;'&quot;;&quot;null&quot;)&amp;&quot;,&quot;&amp;IF([.G69]&lt;&gt;&quot;&quot;;&quot;'&quot;&amp;[.G69]&amp;&quot;'&quot;;&quot;null&quot;)&amp;&quot;,&quot;&amp;IF([.H69]&lt;&gt;&quot;&quot;;[.H69];&quot;null&quot;)&amp;&quot;,&quot;&amp;IF([.I69]&lt;&gt;&quot;&quot;;[.I69];&quot;null&quot;)&amp;&quot;,&quot;&amp;IF([.J69]&lt;&gt;&quot;&quot;;&quot;'&quot;&amp;[.J6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0]&lt;&gt;&quot;&quot;;&quot;'&quot;&amp;[.A70]&amp;&quot;'&quot;;&quot;null&quot;)&amp;&quot;,&quot;&amp;IF([.B70]&lt;&gt;&quot;&quot;;&quot;'&quot;&amp;[.B70]&amp;&quot;'&quot;;&quot;null&quot;)&amp;&quot;,&quot;&amp;IF([.C70]&lt;&gt;&quot;&quot;;&quot;'&quot;&amp;[.C70]&amp;&quot;'&quot;;&quot;null&quot;)&amp;&quot;,&quot;&amp;IF([.D70]&lt;&gt;&quot;&quot;;&quot;'&quot;&amp;[.D70]&amp;&quot;'&quot;;&quot;null&quot;)&amp;&quot;,&quot;&amp;IF([.E70]&lt;&gt;&quot;&quot;;&quot;'&quot;&amp;[.E70]&amp;&quot;'&quot;;&quot;null&quot;)&amp;&quot;,&quot;&amp;IF([.F70]&lt;&gt;&quot;&quot;;&quot;'&quot;&amp;[.F70]&amp;&quot;'&quot;;&quot;null&quot;)&amp;&quot;,&quot;&amp;IF([.G70]&lt;&gt;&quot;&quot;;&quot;'&quot;&amp;[.G70]&amp;&quot;'&quot;;&quot;null&quot;)&amp;&quot;,&quot;&amp;IF([.H70]&lt;&gt;&quot;&quot;;[.H70];&quot;null&quot;)&amp;&quot;,&quot;&amp;IF([.I70]&lt;&gt;&quot;&quot;;[.I70];&quot;null&quot;)&amp;&quot;,&quot;&amp;IF([.J70]&lt;&gt;&quot;&quot;;&quot;'&quot;&amp;[.J7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1]&lt;&gt;&quot;&quot;;&quot;'&quot;&amp;[.A71]&amp;&quot;'&quot;;&quot;null&quot;)&amp;&quot;,&quot;&amp;IF([.B71]&lt;&gt;&quot;&quot;;&quot;'&quot;&amp;[.B71]&amp;&quot;'&quot;;&quot;null&quot;)&amp;&quot;,&quot;&amp;IF([.C71]&lt;&gt;&quot;&quot;;&quot;'&quot;&amp;[.C71]&amp;&quot;'&quot;;&quot;null&quot;)&amp;&quot;,&quot;&amp;IF([.D71]&lt;&gt;&quot;&quot;;&quot;'&quot;&amp;[.D71]&amp;&quot;'&quot;;&quot;null&quot;)&amp;&quot;,&quot;&amp;IF([.E71]&lt;&gt;&quot;&quot;;&quot;'&quot;&amp;[.E71]&amp;&quot;'&quot;;&quot;null&quot;)&amp;&quot;,&quot;&amp;IF([.F71]&lt;&gt;&quot;&quot;;&quot;'&quot;&amp;[.F71]&amp;&quot;'&quot;;&quot;null&quot;)&amp;&quot;,&quot;&amp;IF([.G71]&lt;&gt;&quot;&quot;;&quot;'&quot;&amp;[.G71]&amp;&quot;'&quot;;&quot;null&quot;)&amp;&quot;,&quot;&amp;IF([.H71]&lt;&gt;&quot;&quot;;[.H71];&quot;null&quot;)&amp;&quot;,&quot;&amp;IF([.I71]&lt;&gt;&quot;&quot;;[.I71];&quot;null&quot;)&amp;&quot;,&quot;&amp;IF([.J71]&lt;&gt;&quot;&quot;;&quot;'&quot;&amp;[.J7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2]&lt;&gt;&quot;&quot;;&quot;'&quot;&amp;[.A72]&amp;&quot;'&quot;;&quot;null&quot;)&amp;&quot;,&quot;&amp;IF([.B72]&lt;&gt;&quot;&quot;;&quot;'&quot;&amp;[.B72]&amp;&quot;'&quot;;&quot;null&quot;)&amp;&quot;,&quot;&amp;IF([.C72]&lt;&gt;&quot;&quot;;&quot;'&quot;&amp;[.C72]&amp;&quot;'&quot;;&quot;null&quot;)&amp;&quot;,&quot;&amp;IF([.D72]&lt;&gt;&quot;&quot;;&quot;'&quot;&amp;[.D72]&amp;&quot;'&quot;;&quot;null&quot;)&amp;&quot;,&quot;&amp;IF([.E72]&lt;&gt;&quot;&quot;;&quot;'&quot;&amp;[.E72]&amp;&quot;'&quot;;&quot;null&quot;)&amp;&quot;,&quot;&amp;IF([.F72]&lt;&gt;&quot;&quot;;&quot;'&quot;&amp;[.F72]&amp;&quot;'&quot;;&quot;null&quot;)&amp;&quot;,&quot;&amp;IF([.G72]&lt;&gt;&quot;&quot;;&quot;'&quot;&amp;[.G72]&amp;&quot;'&quot;;&quot;null&quot;)&amp;&quot;,&quot;&amp;IF([.H72]&lt;&gt;&quot;&quot;;[.H72];&quot;null&quot;)&amp;&quot;,&quot;&amp;IF([.I72]&lt;&gt;&quot;&quot;;[.I72];&quot;null&quot;)&amp;&quot;,&quot;&amp;IF([.J72]&lt;&gt;&quot;&quot;;&quot;'&quot;&amp;[.J7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3]&lt;&gt;&quot;&quot;;&quot;'&quot;&amp;[.A73]&amp;&quot;'&quot;;&quot;null&quot;)&amp;&quot;,&quot;&amp;IF([.B73]&lt;&gt;&quot;&quot;;&quot;'&quot;&amp;[.B73]&amp;&quot;'&quot;;&quot;null&quot;)&amp;&quot;,&quot;&amp;IF([.C73]&lt;&gt;&quot;&quot;;&quot;'&quot;&amp;[.C73]&amp;&quot;'&quot;;&quot;null&quot;)&amp;&quot;,&quot;&amp;IF([.D73]&lt;&gt;&quot;&quot;;&quot;'&quot;&amp;[.D73]&amp;&quot;'&quot;;&quot;null&quot;)&amp;&quot;,&quot;&amp;IF([.E73]&lt;&gt;&quot;&quot;;&quot;'&quot;&amp;[.E73]&amp;&quot;'&quot;;&quot;null&quot;)&amp;&quot;,&quot;&amp;IF([.F73]&lt;&gt;&quot;&quot;;&quot;'&quot;&amp;[.F73]&amp;&quot;'&quot;;&quot;null&quot;)&amp;&quot;,&quot;&amp;IF([.G73]&lt;&gt;&quot;&quot;;&quot;'&quot;&amp;[.G73]&amp;&quot;'&quot;;&quot;null&quot;)&amp;&quot;,&quot;&amp;IF([.H73]&lt;&gt;&quot;&quot;;[.H73];&quot;null&quot;)&amp;&quot;,&quot;&amp;IF([.I73]&lt;&gt;&quot;&quot;;[.I73];&quot;null&quot;)&amp;&quot;,&quot;&amp;IF([.J73]&lt;&gt;&quot;&quot;;&quot;'&quot;&amp;[.J7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4]&lt;&gt;&quot;&quot;;&quot;'&quot;&amp;[.A74]&amp;&quot;'&quot;;&quot;null&quot;)&amp;&quot;,&quot;&amp;IF([.B74]&lt;&gt;&quot;&quot;;&quot;'&quot;&amp;[.B74]&amp;&quot;'&quot;;&quot;null&quot;)&amp;&quot;,&quot;&amp;IF([.C74]&lt;&gt;&quot;&quot;;&quot;'&quot;&amp;[.C74]&amp;&quot;'&quot;;&quot;null&quot;)&amp;&quot;,&quot;&amp;IF([.D74]&lt;&gt;&quot;&quot;;&quot;'&quot;&amp;[.D74]&amp;&quot;'&quot;;&quot;null&quot;)&amp;&quot;,&quot;&amp;IF([.E74]&lt;&gt;&quot;&quot;;&quot;'&quot;&amp;[.E74]&amp;&quot;'&quot;;&quot;null&quot;)&amp;&quot;,&quot;&amp;IF([.F74]&lt;&gt;&quot;&quot;;&quot;'&quot;&amp;[.F74]&amp;&quot;'&quot;;&quot;null&quot;)&amp;&quot;,&quot;&amp;IF([.G74]&lt;&gt;&quot;&quot;;&quot;'&quot;&amp;[.G74]&amp;&quot;'&quot;;&quot;null&quot;)&amp;&quot;,&quot;&amp;IF([.H74]&lt;&gt;&quot;&quot;;[.H74];&quot;null&quot;)&amp;&quot;,&quot;&amp;IF([.I74]&lt;&gt;&quot;&quot;;[.I74];&quot;null&quot;)&amp;&quot;,&quot;&amp;IF([.J74]&lt;&gt;&quot;&quot;;&quot;'&quot;&amp;[.J7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5]&lt;&gt;&quot;&quot;;&quot;'&quot;&amp;[.A75]&amp;&quot;'&quot;;&quot;null&quot;)&amp;&quot;,&quot;&amp;IF([.B75]&lt;&gt;&quot;&quot;;&quot;'&quot;&amp;[.B75]&amp;&quot;'&quot;;&quot;null&quot;)&amp;&quot;,&quot;&amp;IF([.C75]&lt;&gt;&quot;&quot;;&quot;'&quot;&amp;[.C75]&amp;&quot;'&quot;;&quot;null&quot;)&amp;&quot;,&quot;&amp;IF([.D75]&lt;&gt;&quot;&quot;;&quot;'&quot;&amp;[.D75]&amp;&quot;'&quot;;&quot;null&quot;)&amp;&quot;,&quot;&amp;IF([.E75]&lt;&gt;&quot;&quot;;&quot;'&quot;&amp;[.E75]&amp;&quot;'&quot;;&quot;null&quot;)&amp;&quot;,&quot;&amp;IF([.F75]&lt;&gt;&quot;&quot;;&quot;'&quot;&amp;[.F75]&amp;&quot;'&quot;;&quot;null&quot;)&amp;&quot;,&quot;&amp;IF([.G75]&lt;&gt;&quot;&quot;;&quot;'&quot;&amp;[.G75]&amp;&quot;'&quot;;&quot;null&quot;)&amp;&quot;,&quot;&amp;IF([.H75]&lt;&gt;&quot;&quot;;[.H75];&quot;null&quot;)&amp;&quot;,&quot;&amp;IF([.I75]&lt;&gt;&quot;&quot;;[.I75];&quot;null&quot;)&amp;&quot;,&quot;&amp;IF([.J75]&lt;&gt;&quot;&quot;;&quot;'&quot;&amp;[.J7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6]&lt;&gt;&quot;&quot;;&quot;'&quot;&amp;[.A76]&amp;&quot;'&quot;;&quot;null&quot;)&amp;&quot;,&quot;&amp;IF([.B76]&lt;&gt;&quot;&quot;;&quot;'&quot;&amp;[.B76]&amp;&quot;'&quot;;&quot;null&quot;)&amp;&quot;,&quot;&amp;IF([.C76]&lt;&gt;&quot;&quot;;&quot;'&quot;&amp;[.C76]&amp;&quot;'&quot;;&quot;null&quot;)&amp;&quot;,&quot;&amp;IF([.D76]&lt;&gt;&quot;&quot;;&quot;'&quot;&amp;[.D76]&amp;&quot;'&quot;;&quot;null&quot;)&amp;&quot;,&quot;&amp;IF([.E76]&lt;&gt;&quot;&quot;;&quot;'&quot;&amp;[.E76]&amp;&quot;'&quot;;&quot;null&quot;)&amp;&quot;,&quot;&amp;IF([.F76]&lt;&gt;&quot;&quot;;&quot;'&quot;&amp;[.F76]&amp;&quot;'&quot;;&quot;null&quot;)&amp;&quot;,&quot;&amp;IF([.G76]&lt;&gt;&quot;&quot;;&quot;'&quot;&amp;[.G76]&amp;&quot;'&quot;;&quot;null&quot;)&amp;&quot;,&quot;&amp;IF([.H76]&lt;&gt;&quot;&quot;;[.H76];&quot;null&quot;)&amp;&quot;,&quot;&amp;IF([.I76]&lt;&gt;&quot;&quot;;[.I76];&quot;null&quot;)&amp;&quot;,&quot;&amp;IF([.J76]&lt;&gt;&quot;&quot;;&quot;'&quot;&amp;[.J7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7]&lt;&gt;&quot;&quot;;&quot;'&quot;&amp;[.A77]&amp;&quot;'&quot;;&quot;null&quot;)&amp;&quot;,&quot;&amp;IF([.B77]&lt;&gt;&quot;&quot;;&quot;'&quot;&amp;[.B77]&amp;&quot;'&quot;;&quot;null&quot;)&amp;&quot;,&quot;&amp;IF([.C77]&lt;&gt;&quot;&quot;;&quot;'&quot;&amp;[.C77]&amp;&quot;'&quot;;&quot;null&quot;)&amp;&quot;,&quot;&amp;IF([.D77]&lt;&gt;&quot;&quot;;&quot;'&quot;&amp;[.D77]&amp;&quot;'&quot;;&quot;null&quot;)&amp;&quot;,&quot;&amp;IF([.E77]&lt;&gt;&quot;&quot;;&quot;'&quot;&amp;[.E77]&amp;&quot;'&quot;;&quot;null&quot;)&amp;&quot;,&quot;&amp;IF([.F77]&lt;&gt;&quot;&quot;;&quot;'&quot;&amp;[.F77]&amp;&quot;'&quot;;&quot;null&quot;)&amp;&quot;,&quot;&amp;IF([.G77]&lt;&gt;&quot;&quot;;&quot;'&quot;&amp;[.G77]&amp;&quot;'&quot;;&quot;null&quot;)&amp;&quot;,&quot;&amp;IF([.H77]&lt;&gt;&quot;&quot;;[.H77];&quot;null&quot;)&amp;&quot;,&quot;&amp;IF([.I77]&lt;&gt;&quot;&quot;;[.I77];&quot;null&quot;)&amp;&quot;,&quot;&amp;IF([.J77]&lt;&gt;&quot;&quot;;&quot;'&quot;&amp;[.J7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8]&lt;&gt;&quot;&quot;;&quot;'&quot;&amp;[.A78]&amp;&quot;'&quot;;&quot;null&quot;)&amp;&quot;,&quot;&amp;IF([.B78]&lt;&gt;&quot;&quot;;&quot;'&quot;&amp;[.B78]&amp;&quot;'&quot;;&quot;null&quot;)&amp;&quot;,&quot;&amp;IF([.C78]&lt;&gt;&quot;&quot;;&quot;'&quot;&amp;[.C78]&amp;&quot;'&quot;;&quot;null&quot;)&amp;&quot;,&quot;&amp;IF([.D78]&lt;&gt;&quot;&quot;;&quot;'&quot;&amp;[.D78]&amp;&quot;'&quot;;&quot;null&quot;)&amp;&quot;,&quot;&amp;IF([.E78]&lt;&gt;&quot;&quot;;&quot;'&quot;&amp;[.E78]&amp;&quot;'&quot;;&quot;null&quot;)&amp;&quot;,&quot;&amp;IF([.F78]&lt;&gt;&quot;&quot;;&quot;'&quot;&amp;[.F78]&amp;&quot;'&quot;;&quot;null&quot;)&amp;&quot;,&quot;&amp;IF([.G78]&lt;&gt;&quot;&quot;;&quot;'&quot;&amp;[.G78]&amp;&quot;'&quot;;&quot;null&quot;)&amp;&quot;,&quot;&amp;IF([.H78]&lt;&gt;&quot;&quot;;[.H78];&quot;null&quot;)&amp;&quot;,&quot;&amp;IF([.I78]&lt;&gt;&quot;&quot;;[.I78];&quot;null&quot;)&amp;&quot;,&quot;&amp;IF([.J78]&lt;&gt;&quot;&quot;;&quot;'&quot;&amp;[.J7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9]&lt;&gt;&quot;&quot;;&quot;'&quot;&amp;[.A79]&amp;&quot;'&quot;;&quot;null&quot;)&amp;&quot;,&quot;&amp;IF([.B79]&lt;&gt;&quot;&quot;;&quot;'&quot;&amp;[.B79]&amp;&quot;'&quot;;&quot;null&quot;)&amp;&quot;,&quot;&amp;IF([.C79]&lt;&gt;&quot;&quot;;&quot;'&quot;&amp;[.C79]&amp;&quot;'&quot;;&quot;null&quot;)&amp;&quot;,&quot;&amp;IF([.D79]&lt;&gt;&quot;&quot;;&quot;'&quot;&amp;[.D79]&amp;&quot;'&quot;;&quot;null&quot;)&amp;&quot;,&quot;&amp;IF([.E79]&lt;&gt;&quot;&quot;;&quot;'&quot;&amp;[.E79]&amp;&quot;'&quot;;&quot;null&quot;)&amp;&quot;,&quot;&amp;IF([.F79]&lt;&gt;&quot;&quot;;&quot;'&quot;&amp;[.F79]&amp;&quot;'&quot;;&quot;null&quot;)&amp;&quot;,&quot;&amp;IF([.G79]&lt;&gt;&quot;&quot;;&quot;'&quot;&amp;[.G79]&amp;&quot;'&quot;;&quot;null&quot;)&amp;&quot;,&quot;&amp;IF([.H79]&lt;&gt;&quot;&quot;;[.H79];&quot;null&quot;)&amp;&quot;,&quot;&amp;IF([.I79]&lt;&gt;&quot;&quot;;[.I79];&quot;null&quot;)&amp;&quot;,&quot;&amp;IF([.J79]&lt;&gt;&quot;&quot;;&quot;'&quot;&amp;[.J7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0]&lt;&gt;&quot;&quot;;&quot;'&quot;&amp;[.A80]&amp;&quot;'&quot;;&quot;null&quot;)&amp;&quot;,&quot;&amp;IF([.B80]&lt;&gt;&quot;&quot;;&quot;'&quot;&amp;[.B80]&amp;&quot;'&quot;;&quot;null&quot;)&amp;&quot;,&quot;&amp;IF([.C80]&lt;&gt;&quot;&quot;;&quot;'&quot;&amp;[.C80]&amp;&quot;'&quot;;&quot;null&quot;)&amp;&quot;,&quot;&amp;IF([.D80]&lt;&gt;&quot;&quot;;&quot;'&quot;&amp;[.D80]&amp;&quot;'&quot;;&quot;null&quot;)&amp;&quot;,&quot;&amp;IF([.E80]&lt;&gt;&quot;&quot;;&quot;'&quot;&amp;[.E80]&amp;&quot;'&quot;;&quot;null&quot;)&amp;&quot;,&quot;&amp;IF([.F80]&lt;&gt;&quot;&quot;;&quot;'&quot;&amp;[.F80]&amp;&quot;'&quot;;&quot;null&quot;)&amp;&quot;,&quot;&amp;IF([.G80]&lt;&gt;&quot;&quot;;&quot;'&quot;&amp;[.G80]&amp;&quot;'&quot;;&quot;null&quot;)&amp;&quot;,&quot;&amp;IF([.H80]&lt;&gt;&quot;&quot;;[.H80];&quot;null&quot;)&amp;&quot;,&quot;&amp;IF([.I80]&lt;&gt;&quot;&quot;;[.I80];&quot;null&quot;)&amp;&quot;,&quot;&amp;IF([.J80]&lt;&gt;&quot;&quot;;&quot;'&quot;&amp;[.J8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1]&lt;&gt;&quot;&quot;;&quot;'&quot;&amp;[.A81]&amp;&quot;'&quot;;&quot;null&quot;)&amp;&quot;,&quot;&amp;IF([.B81]&lt;&gt;&quot;&quot;;&quot;'&quot;&amp;[.B81]&amp;&quot;'&quot;;&quot;null&quot;)&amp;&quot;,&quot;&amp;IF([.C81]&lt;&gt;&quot;&quot;;&quot;'&quot;&amp;[.C81]&amp;&quot;'&quot;;&quot;null&quot;)&amp;&quot;,&quot;&amp;IF([.D81]&lt;&gt;&quot;&quot;;&quot;'&quot;&amp;[.D81]&amp;&quot;'&quot;;&quot;null&quot;)&amp;&quot;,&quot;&amp;IF([.E81]&lt;&gt;&quot;&quot;;&quot;'&quot;&amp;[.E81]&amp;&quot;'&quot;;&quot;null&quot;)&amp;&quot;,&quot;&amp;IF([.F81]&lt;&gt;&quot;&quot;;&quot;'&quot;&amp;[.F81]&amp;&quot;'&quot;;&quot;null&quot;)&amp;&quot;,&quot;&amp;IF([.G81]&lt;&gt;&quot;&quot;;&quot;'&quot;&amp;[.G81]&amp;&quot;'&quot;;&quot;null&quot;)&amp;&quot;,&quot;&amp;IF([.H81]&lt;&gt;&quot;&quot;;[.H81];&quot;null&quot;)&amp;&quot;,&quot;&amp;IF([.I81]&lt;&gt;&quot;&quot;;[.I81];&quot;null&quot;)&amp;&quot;,&quot;&amp;IF([.J81]&lt;&gt;&quot;&quot;;&quot;'&quot;&amp;[.J8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2]&lt;&gt;&quot;&quot;;&quot;'&quot;&amp;[.A82]&amp;&quot;'&quot;;&quot;null&quot;)&amp;&quot;,&quot;&amp;IF([.B82]&lt;&gt;&quot;&quot;;&quot;'&quot;&amp;[.B82]&amp;&quot;'&quot;;&quot;null&quot;)&amp;&quot;,&quot;&amp;IF([.C82]&lt;&gt;&quot;&quot;;&quot;'&quot;&amp;[.C82]&amp;&quot;'&quot;;&quot;null&quot;)&amp;&quot;,&quot;&amp;IF([.D82]&lt;&gt;&quot;&quot;;&quot;'&quot;&amp;[.D82]&amp;&quot;'&quot;;&quot;null&quot;)&amp;&quot;,&quot;&amp;IF([.E82]&lt;&gt;&quot;&quot;;&quot;'&quot;&amp;[.E82]&amp;&quot;'&quot;;&quot;null&quot;)&amp;&quot;,&quot;&amp;IF([.F82]&lt;&gt;&quot;&quot;;&quot;'&quot;&amp;[.F82]&amp;&quot;'&quot;;&quot;null&quot;)&amp;&quot;,&quot;&amp;IF([.G82]&lt;&gt;&quot;&quot;;&quot;'&quot;&amp;[.G82]&amp;&quot;'&quot;;&quot;null&quot;)&amp;&quot;,&quot;&amp;IF([.H82]&lt;&gt;&quot;&quot;;[.H82];&quot;null&quot;)&amp;&quot;,&quot;&amp;IF([.I82]&lt;&gt;&quot;&quot;;[.I82];&quot;null&quot;)&amp;&quot;,&quot;&amp;IF([.J82]&lt;&gt;&quot;&quot;;&quot;'&quot;&amp;[.J8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3]&lt;&gt;&quot;&quot;;&quot;'&quot;&amp;[.A83]&amp;&quot;'&quot;;&quot;null&quot;)&amp;&quot;,&quot;&amp;IF([.B83]&lt;&gt;&quot;&quot;;&quot;'&quot;&amp;[.B83]&amp;&quot;'&quot;;&quot;null&quot;)&amp;&quot;,&quot;&amp;IF([.C83]&lt;&gt;&quot;&quot;;&quot;'&quot;&amp;[.C83]&amp;&quot;'&quot;;&quot;null&quot;)&amp;&quot;,&quot;&amp;IF([.D83]&lt;&gt;&quot;&quot;;&quot;'&quot;&amp;[.D83]&amp;&quot;'&quot;;&quot;null&quot;)&amp;&quot;,&quot;&amp;IF([.E83]&lt;&gt;&quot;&quot;;&quot;'&quot;&amp;[.E83]&amp;&quot;'&quot;;&quot;null&quot;)&amp;&quot;,&quot;&amp;IF([.F83]&lt;&gt;&quot;&quot;;&quot;'&quot;&amp;[.F83]&amp;&quot;'&quot;;&quot;null&quot;)&amp;&quot;,&quot;&amp;IF([.G83]&lt;&gt;&quot;&quot;;&quot;'&quot;&amp;[.G83]&amp;&quot;'&quot;;&quot;null&quot;)&amp;&quot;,&quot;&amp;IF([.H83]&lt;&gt;&quot;&quot;;[.H83];&quot;null&quot;)&amp;&quot;,&quot;&amp;IF([.I83]&lt;&gt;&quot;&quot;;[.I83];&quot;null&quot;)&amp;&quot;,&quot;&amp;IF([.J83]&lt;&gt;&quot;&quot;;&quot;'&quot;&amp;[.J83]&amp;&quot;'&quot;;&quot;null&quot;)&amp;&quot;);&quot;; &quot;&quot;)">
            <text:p/>
          </table:table-cell>
        </table:table-row>
      </table:table>
      <table:table table:name="Arkusz3" table:style-name="ta3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4.02.2016</text:date>, <text:time>09:00:4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2" style:display-name="PageStyle_Arkusz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3" style:display-name="PageStyle_Arkusz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4T09:00:47.83</dc:date>
    <meta:editing-duration>PT9M23S</meta:editing-duration>
    <meta:editing-cycles>6</meta:editing-cycles>
    <meta:generator>OpenOffice/4.1.2$Win32 OpenOffice.org_project/412m3$Build-9782</meta:generator>
    <meta:document-statistic meta:table-count="3" meta:cell-count="961" meta:object-count="0"/>
  </office:meta>
</office:document-meta>
</file>